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22"/>
    <style:style style:name="ce27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eatmap2_labels" table:style-name="ta1">
        <table:table-column table:style-name="co1" table:default-cell-style-name="ce25"/>
        <table:table-column table:style-name="co2" table:number-columns-repeated="5" table:default-cell-style-name="ce26"/>
        <table:table-column table:style-name="co3" table:default-cell-style-name="ce26"/>
        <table:table-column table:style-name="co2" table:number-columns-repeated="2" table:default-cell-style-name="ce26"/>
        <table:table-column table:style-name="co4" table:default-cell-style-name="ce26"/>
        <table:table-column table:style-name="co2" table:number-columns-repeated="5" table:default-cell-style-name="ce26"/>
        <table:table-column table:style-name="co5" table:default-cell-style-name="ce26"/>
        <table:table-column table:style-name="co2" table:default-cell-style-name="ce26"/>
        <table:table-column table:style-name="co6" table:default-cell-style-name="ce26"/>
        <table:table-column table:style-name="co2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7"/>
        <table:table-row table:style-name="ro1">
          <table:table-cell office:value-type="string" calcext:value-type="string">
            <text:p>Data Set</text:p>
          </table:table-cell>
          <table:table-cell table:style-name="ce25" office:value-type="string" calcext:value-type="string">
            <text:p>bank</text:p>
          </table:table-cell>
          <table:table-cell table:style-name="ce25" office:value-type="string" calcext:value-type="string">
            <text:p>cifar10</text:p>
          </table:table-cell>
          <table:table-cell table:style-name="ce25" office:value-type="string" calcext:value-type="string">
            <text:p>cnae9</text:p>
          </table:table-cell>
          <table:table-cell table:style-name="ce25" office:value-type="string" calcext:value-type="string">
            <text:p>coil20</text:p>
          </table:table-cell>
          <table:table-cell table:style-name="ce25" office:value-type="string" calcext:value-type="string">
            <text:p>epileptic</text:p>
          </table:table-cell>
          <table:table-cell table:style-name="ce25" office:value-type="string" calcext:value-type="string">
            <text:p>fashion_mnist</text:p>
          </table:table-cell>
          <table:table-cell table:style-name="ce25" office:value-type="string" calcext:value-type="string">
            <text:p>fmd</text:p>
          </table:table-cell>
          <table:table-cell table:style-name="ce25" office:value-type="string" calcext:value-type="string">
            <text:p>har</text:p>
          </table:table-cell>
          <table:table-cell table:style-name="ce25" office:value-type="string" calcext:value-type="string">
            <text:p>hatespeech</text:p>
          </table:table-cell>
          <table:table-cell table:style-name="ce25" office:value-type="string" calcext:value-type="string">
            <text:p>hiva</text:p>
          </table:table-cell>
          <table:table-cell table:style-name="ce25" office:value-type="string" calcext:value-type="string">
            <text:p>imdb</text:p>
          </table:table-cell>
          <table:table-cell table:style-name="ce25" office:value-type="string" calcext:value-type="string">
            <text:p>orl</text:p>
          </table:table-cell>
          <table:table-cell table:style-name="ce25" office:value-type="string" calcext:value-type="string">
            <text:p>secom</text:p>
          </table:table-cell>
          <table:table-cell table:style-name="ce25" office:value-type="string" calcext:value-type="string">
            <text:p>seismic</text:p>
          </table:table-cell>
          <table:table-cell table:style-name="ce25" office:value-type="string" calcext:value-type="string">
            <text:p>sentiment</text:p>
          </table:table-cell>
          <table:table-cell table:style-name="ce25" office:value-type="string" calcext:value-type="string">
            <text:p>sms</text:p>
          </table:table-cell>
          <table:table-cell table:style-name="ce25" office:value-type="string" calcext:value-type="string">
            <text:p>spambase</text:p>
          </table:table-cell>
          <table:table-cell table:style-name="ce25" office:value-type="string" calcext:value-type="string">
            <text:p>svh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Tabular</text:p>
          </table:table-cell>
          <table:table-cell table:style-name="Default" office:value-type="string" calcext:value-type="string">
            <text:p>Image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Image</text:p>
          </table:table-cell>
          <table:table-cell table:style-name="Default" office:value-type="string" calcext:value-type="string">
            <text:p>Tabular</text:p>
          </table:table-cell>
          <table:table-cell table:number-columns-repeated="2" table:style-name="Default" office:value-type="string" calcext:value-type="string">
            <text:p>Image</text:p>
          </table:table-cell>
          <table:table-cell table:style-name="Default" office:value-type="string" calcext:value-type="string">
            <text:p>Tabular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abular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Image</text:p>
          </table:table-cell>
          <table:table-cell table:number-columns-repeated="2" table:style-name="Default" office:value-type="string" calcext:value-type="string">
            <text:p>Tabular</text:p>
          </table:table-cell>
          <table:table-cell table:number-columns-repeated="3" table:style-name="Default" office:value-type="string" calcext:value-type="string">
            <text:p>Text</text:p>
          </table:table-cell>
          <table:table-cell table:style-name="Default" office:value-type="string" calcext:value-type="string">
            <text:p>Image</text:p>
          </table:table-cell>
          <table:table-cell table:style-name="ce25" office:value-type="string" calcext:value-type="string">
            <text:p>Correlation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ew Dim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856" calcext:value-type="float">
            <text:p>856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784" calcext:value-type="float">
            <text:p>784</text:p>
          </table:table-cell>
          <table:table-cell table:style-name="Default" office:value-type="float" office:value="1536" calcext:value-type="float">
            <text:p>1536</text:p>
          </table:table-cell>
          <table:table-cell table:style-name="Default" office:value-type="float" office:value="561" calcext:value-type="float">
            <text:p>56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17" calcext:value-type="float">
            <text:p>1617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 office:value-type="float" office:value="590" calcext:value-type="float">
            <text:p>59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024" calcext:value-type="float">
            <text:p>1024</text:p>
          </table:table-cell>
          <table:table-cell table:style-name="ce27" table:formula="of:=CORREL([.B3:.S3];[.B6:.S6])" office:value-type="float" office:value="-0.0878627717281202" calcext:value-type="float">
            <text:p>-0.08786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Int Dim</text:p>
          </table:table-cell>
          <table:table-cell office:value-type="float" office:value="0.0317460317460317" calcext:value-type="float">
            <text:p>0.031746</text:p>
          </table:table-cell>
          <table:table-cell office:value-type="float" office:value="0.0706380208333333" calcext:value-type="float">
            <text:p>0.070638</text:p>
          </table:table-cell>
          <table:table-cell office:value-type="float" office:value="0.320093457943925" calcext:value-type="float">
            <text:p>0.320093</text:p>
          </table:table-cell>
          <table:table-cell office:value-type="float" office:value="0.010498046875" calcext:value-type="float">
            <text:p>0.010498</text:p>
          </table:table-cell>
          <table:table-cell office:value-type="float" office:value="0.219101123595506" calcext:value-type="float">
            <text:p>0.219101</text:p>
          </table:table-cell>
          <table:table-cell office:value-type="float" office:value="0.238520408163265" calcext:value-type="float">
            <text:p>0.238520</text:p>
          </table:table-cell>
          <table:table-cell office:value-type="float" office:value="0.307291666666667" calcext:value-type="float">
            <text:p>0.307292</text:p>
          </table:table-cell>
          <table:table-cell office:value-type="float" office:value="0.119429590017825" calcext:value-type="float">
            <text:p>0.119430</text:p>
          </table:table-cell>
          <table:table-cell office:value-type="float" office:value="0.613" calcext:value-type="float">
            <text:p>0.613000</text:p>
          </table:table-cell>
          <table:table-cell office:value-type="float" office:value="0.249845392702536" calcext:value-type="float">
            <text:p>0.249845</text:p>
          </table:table-cell>
          <table:table-cell office:value-type="float" office:value="0.579" calcext:value-type="float">
            <text:p>0.579000</text:p>
          </table:table-cell>
          <table:table-cell office:value-type="float" office:value="0.000582298136645963" calcext:value-type="float">
            <text:p>0.000582</text:p>
          </table:table-cell>
          <table:table-cell office:value-type="float" office:value="0.0101694915254237" calcext:value-type="float">
            <text:p>0.010169</text:p>
          </table:table-cell>
          <table:table-cell office:value-type="float" office:value="0.0416666666666667" calcext:value-type="float">
            <text:p>0.041667</text:p>
          </table:table-cell>
          <table:table-cell office:value-type="float" office:value="0.808" calcext:value-type="float">
            <text:p>0.808000</text:p>
          </table:table-cell>
          <table:table-cell office:value-type="float" office:value="0.724" calcext:value-type="float">
            <text:p>0.724000</text:p>
          </table:table-cell>
          <table:table-cell office:value-type="float" office:value="0.0350877192982456" calcext:value-type="float">
            <text:p>0.035088</text:p>
          </table:table-cell>
          <table:table-cell office:value-type="float" office:value="0.873372395833333" calcext:value-type="float">
            <text:p>0.873372</text:p>
          </table:table-cell>
          <table:table-cell table:style-name="ce27" table:formula="of:=CORREL([.B4:.S4];[.B6:.S6])" office:value-type="float" office:value="-0.634418368382103" calcext:value-type="float">
            <text:p>-0.63441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parsity</text:p>
          </table:table-cell>
          <table:table-cell office:value-type="float" office:value="0.696252260251483" calcext:value-type="float">
            <text:p>0.696252</text:p>
          </table:table-cell>
          <table:table-cell office:value-type="float" office:value="0.00238388020833336" calcext:value-type="float">
            <text:p>0.002384</text:p>
          </table:table-cell>
          <table:table-cell office:value-type="float" office:value="0.992176142263759" calcext:value-type="float">
            <text:p>0.992176</text:p>
          </table:table-cell>
          <table:table-cell office:value-type="float" office:value="0.385786649915907" calcext:value-type="float">
            <text:p>0.385787</text:p>
          </table:table-cell>
          <table:table-cell office:value-type="float" office:value="0.00668588177821206" calcext:value-type="float">
            <text:p>0.006686</text:p>
          </table:table-cell>
          <table:table-cell office:value-type="float" office:value="0.502051403061224" calcext:value-type="float">
            <text:p>0.502051</text:p>
          </table:table-cell>
          <table:table-cell office:value-type="float" office:value="0.00954491077398867" calcext:value-type="float">
            <text:p>0.009545</text:p>
          </table:table-cell>
          <table:table-cell office:value-type="float" office:value="0.000134562678568262" calcext:value-type="float">
            <text:p>0.000135</text:p>
          </table:table-cell>
          <table:table-cell office:value-type="float" office:value="0.999263127950611" calcext:value-type="float">
            <text:p>0.999263</text:p>
          </table:table-cell>
          <table:table-cell office:value-type="float" office:value="0.909132888289492" calcext:value-type="float">
            <text:p>0.909133</text:p>
          </table:table-cell>
          <table:table-cell office:value-type="float" office:value="0.994487024" calcext:value-type="float">
            <text:p>0.994487</text:p>
          </table:table-cell>
          <table:table-cell office:value-type="float" office:value="0.900006308229814" calcext:value-type="float">
            <text:p>0.900006</text:p>
          </table:table-cell>
          <table:table-cell office:value-type="float" office:value="0.261707029517701" calcext:value-type="float">
            <text:p>0.261707</text:p>
          </table:table-cell>
          <table:table-cell office:value-type="float" office:value="0.588299793601651" calcext:value-type="float">
            <text:p>0.588300</text:p>
          </table:table-cell>
          <table:table-cell office:value-type="float" office:value="0.993635371179039" calcext:value-type="float">
            <text:p>0.993635</text:p>
          </table:table-cell>
          <table:table-cell office:value-type="float" office:value="0.994725412778177" calcext:value-type="float">
            <text:p>0.994725</text:p>
          </table:table-cell>
          <table:table-cell office:value-type="float" office:value="0.774149021761097" calcext:value-type="float">
            <text:p>0.774149</text:p>
          </table:table-cell>
          <table:table-cell office:value-type="float" office:value="0.000109297895593552" calcext:value-type="float">
            <text:p>0.000109</text:p>
          </table:table-cell>
          <table:table-cell table:style-name="ce27" table:formula="of:=CORREL([.B5:.S5];[.B6:.S6])" office:value-type="float" office:value="-0.288859128190235" calcext:value-type="float">
            <text:p>-0.28885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vg Score</text:p>
          </table:table-cell>
          <table:table-cell table:style-name="ce27" table:formula="of:=AVERAGE([.B8:.B51])" office:value-type="float" office:value="0.746642333409091" calcext:value-type="float">
            <text:p>0.746642</text:p>
          </table:table-cell>
          <table:table-cell table:style-name="ce27" table:formula="of:=AVERAGE([.C8:.C51])" office:value-type="float" office:value="0.680066770227273" calcext:value-type="float">
            <text:p>0.680067</text:p>
          </table:table-cell>
          <table:table-cell table:style-name="ce27" table:formula="of:=AVERAGE([.D8:.D51])" office:value-type="float" office:value="0.636687152272727" calcext:value-type="float">
            <text:p>0.636687</text:p>
          </table:table-cell>
          <table:table-cell table:style-name="ce27" table:formula="of:=AVERAGE([.E8:.E51])" office:value-type="float" office:value="0.781141458863636" calcext:value-type="float">
            <text:p>0.781141</text:p>
          </table:table-cell>
          <table:table-cell table:style-name="ce27" table:formula="of:=AVERAGE([.F8:.F51])" office:value-type="float" office:value="0.631586149090909" calcext:value-type="float">
            <text:p>0.631586</text:p>
          </table:table-cell>
          <table:table-cell table:style-name="ce27" table:formula="of:=AVERAGE([.G8:.G51])" office:value-type="float" office:value="0.763950487727273" calcext:value-type="float">
            <text:p>0.763950</text:p>
          </table:table-cell>
          <table:table-cell table:style-name="ce27" table:formula="of:=AVERAGE([.H8:.H51])" office:value-type="float" office:value="0.645442504772727" calcext:value-type="float">
            <text:p>0.645443</text:p>
          </table:table-cell>
          <table:table-cell table:style-name="ce27" table:formula="of:=AVERAGE([.I8:.I51])" office:value-type="float" office:value="0.7986165075" calcext:value-type="float">
            <text:p>0.798617</text:p>
          </table:table-cell>
          <table:table-cell table:style-name="ce27" table:formula="of:=AVERAGE([.J8:.J51])" office:value-type="float" office:value="0.641433092045455" calcext:value-type="float">
            <text:p>0.641433</text:p>
          </table:table-cell>
          <table:table-cell table:style-name="ce27" table:formula="of:=AVERAGE([.K8:.K51])" office:value-type="float" office:value="0.725332391363636" calcext:value-type="float">
            <text:p>0.725332</text:p>
          </table:table-cell>
          <table:table-cell table:style-name="ce27" table:formula="of:=AVERAGE([.L8:.L51])" office:value-type="float" office:value="0.565995549545455" calcext:value-type="float">
            <text:p>0.565996</text:p>
          </table:table-cell>
          <table:table-cell table:style-name="ce27" table:formula="of:=AVERAGE([.M8:.M51])" office:value-type="float" office:value="0.820691495" calcext:value-type="float">
            <text:p>0.820691</text:p>
          </table:table-cell>
          <table:table-cell table:style-name="ce27" table:formula="of:=AVERAGE([.N8:.N51])" office:value-type="float" office:value="0.746547209090909" calcext:value-type="float">
            <text:p>0.746547</text:p>
          </table:table-cell>
          <table:table-cell table:style-name="ce27" table:formula="of:=AVERAGE([.O8:.O51])" office:value-type="float" office:value="0.829940051136364" calcext:value-type="float">
            <text:p>0.829940</text:p>
          </table:table-cell>
          <table:table-cell table:style-name="ce27" table:formula="of:=AVERAGE([.P8:.P51])" office:value-type="float" office:value="0.587510241363636" calcext:value-type="float">
            <text:p>0.587510</text:p>
          </table:table-cell>
          <table:table-cell table:style-name="ce27" table:formula="of:=AVERAGE([.Q8:.Q51])" office:value-type="float" office:value="0.616404448636364" calcext:value-type="float">
            <text:p>0.616404</text:p>
          </table:table-cell>
          <table:table-cell table:style-name="ce27" table:formula="of:=AVERAGE([.R8:.R51])" office:value-type="float" office:value="0.670642215454545" calcext:value-type="float">
            <text:p>0.670642</text:p>
          </table:table-cell>
          <table:table-cell table:style-name="ce27" table:formula="of:=AVERAGE([.S8:.S51])" office:value-type="float" office:value="0.724991861590909" calcext:value-type="float">
            <text:p>0.72499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projection_name</text:p>
          </table:table-cell>
          <table:table-cell table:style-name="ce25" office:value-type="string" calcext:value-type="string">
            <text:p>bank</text:p>
          </table:table-cell>
          <table:table-cell table:style-name="ce25" office:value-type="string" calcext:value-type="string">
            <text:p>cifar10</text:p>
          </table:table-cell>
          <table:table-cell table:style-name="ce25" office:value-type="string" calcext:value-type="string">
            <text:p>cnae9</text:p>
          </table:table-cell>
          <table:table-cell table:style-name="ce25" office:value-type="string" calcext:value-type="string">
            <text:p>coil20</text:p>
          </table:table-cell>
          <table:table-cell table:style-name="ce25" office:value-type="string" calcext:value-type="string">
            <text:p>epileptic</text:p>
          </table:table-cell>
          <table:table-cell table:style-name="ce25" office:value-type="string" calcext:value-type="string">
            <text:p>fashion_mnist</text:p>
          </table:table-cell>
          <table:table-cell table:style-name="ce25" office:value-type="string" calcext:value-type="string">
            <text:p>fmd</text:p>
          </table:table-cell>
          <table:table-cell table:style-name="ce25" office:value-type="string" calcext:value-type="string">
            <text:p>har</text:p>
          </table:table-cell>
          <table:table-cell table:style-name="ce25" office:value-type="string" calcext:value-type="string">
            <text:p>hatespeech</text:p>
          </table:table-cell>
          <table:table-cell table:style-name="ce25" office:value-type="string" calcext:value-type="string">
            <text:p>hiva</text:p>
          </table:table-cell>
          <table:table-cell table:style-name="ce25" office:value-type="string" calcext:value-type="string">
            <text:p>imdb</text:p>
          </table:table-cell>
          <table:table-cell table:style-name="ce25" office:value-type="string" calcext:value-type="string">
            <text:p>orl</text:p>
          </table:table-cell>
          <table:table-cell table:style-name="ce25" office:value-type="string" calcext:value-type="string">
            <text:p>secom</text:p>
          </table:table-cell>
          <table:table-cell table:style-name="ce25" office:value-type="string" calcext:value-type="string">
            <text:p>seismic</text:p>
          </table:table-cell>
          <table:table-cell table:style-name="ce25" office:value-type="string" calcext:value-type="string">
            <text:p>sentiment</text:p>
          </table:table-cell>
          <table:table-cell table:style-name="ce25" office:value-type="string" calcext:value-type="string">
            <text:p>sms</text:p>
          </table:table-cell>
          <table:table-cell table:style-name="ce25" office:value-type="string" calcext:value-type="string">
            <text:p>spambase</text:p>
          </table:table-cell>
          <table:table-cell table:style-name="ce25" office:value-type="string" calcext:value-type="string">
            <text:p>svhn</text:p>
          </table:table-cell>
          <table:table-cell table:style-name="ce25" office:value-type="string" calcext:value-type="string">
            <text:p>p1</text:p>
          </table:table-cell>
          <table:table-cell table:style-name="ce25" office:value-type="string" calcext:value-type="string">
            <text:p>p2</text:p>
          </table:table-cell>
          <table:table-cell table:style-name="ce25" office:value-type="string" calcext:value-type="string">
            <text:p>p3</text:p>
          </table:table-cell>
          <table:table-cell table:style-name="ce25" office:value-type="string" calcext:value-type="string">
            <text:p>p4</text:p>
          </table:table-cell>
          <table:table-cell table:style-name="ce25" office:value-type="string" calcext:value-type="string">
            <text:p>Avg Score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0.82757145" calcext:value-type="float">
            <text:p>0.827571</text:p>
          </table:table-cell>
          <table:table-cell office:value-type="float" office:value="0.72640294" calcext:value-type="float">
            <text:p>0.726403</text:p>
          </table:table-cell>
          <table:table-cell office:value-type="float" office:value="0.59132576" calcext:value-type="float">
            <text:p>0.591326</text:p>
          </table:table-cell>
          <table:table-cell office:value-type="float" office:value="0.8356115" calcext:value-type="float">
            <text:p>0.835612</text:p>
          </table:table-cell>
          <table:table-cell office:value-type="float" office:value="0.6880246" calcext:value-type="float">
            <text:p>0.688025</text:p>
          </table:table-cell>
          <table:table-cell office:value-type="float" office:value="0.83540505" calcext:value-type="float">
            <text:p>0.835405</text:p>
          </table:table-cell>
          <table:table-cell office:value-type="float" office:value="0.64166284" calcext:value-type="float">
            <text:p>0.641663</text:p>
          </table:table-cell>
          <table:table-cell office:value-type="float" office:value="0.7928253" calcext:value-type="float">
            <text:p>0.792825</text:p>
          </table:table-cell>
          <table:table-cell office:value-type="float" office:value="0.76277846" calcext:value-type="float">
            <text:p>0.762778</text:p>
          </table:table-cell>
          <table:table-cell office:value-type="float" office:value="0.7954633" calcext:value-type="float">
            <text:p>0.795463</text:p>
          </table:table-cell>
          <table:table-cell office:value-type="float" office:value="0.588144" calcext:value-type="float">
            <text:p>0.588144</text:p>
          </table:table-cell>
          <table:table-cell office:value-type="float" office:value="0.957207" calcext:value-type="float">
            <text:p>0.957207</text:p>
          </table:table-cell>
          <table:table-cell office:value-type="float" office:value="0.84272796" calcext:value-type="float">
            <text:p>0.842728</text:p>
          </table:table-cell>
          <table:table-cell office:value-type="float" office:value="0.9230273" calcext:value-type="float">
            <text:p>0.923027</text:p>
          </table:table-cell>
          <table:table-cell office:value-type="float" office:value="0.617891" calcext:value-type="float">
            <text:p>0.617891</text:p>
          </table:table-cell>
          <table:table-cell office:value-type="float" office:value="0.7186973" calcext:value-type="float">
            <text:p>0.718697</text:p>
          </table:table-cell>
          <table:table-cell office:value-type="float" office:value="0.8193648" calcext:value-type="float">
            <text:p>0.819365</text:p>
          </table:table-cell>
          <table:table-cell office:value-type="float" office:value="0.7316553" calcext:value-type="float">
            <text:p>0.731655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table:formula="of:=AVERAGE([.B8:.S8])" office:value-type="float" office:value="0.760876992222222" calcext:value-type="float">
            <text:p>0.760877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0.81681347" calcext:value-type="float">
            <text:p>0.816813</text:p>
          </table:table-cell>
          <table:table-cell office:value-type="float" office:value="0.6541207" calcext:value-type="float">
            <text:p>0.654121</text:p>
          </table:table-cell>
          <table:table-cell office:value-type="float" office:value="0.6470409" calcext:value-type="float">
            <text:p>0.647041</text:p>
          </table:table-cell>
          <table:table-cell office:value-type="float" office:value="0.8039247" calcext:value-type="float">
            <text:p>0.803925</text:p>
          </table:table-cell>
          <table:table-cell office:value-type="float" office:value="0.6735643" calcext:value-type="float">
            <text:p>0.673564</text:p>
          </table:table-cell>
          <table:table-cell office:value-type="float" office:value="0.75280625" calcext:value-type="float">
            <text:p>0.752806</text:p>
          </table:table-cell>
          <table:table-cell office:value-type="float" office:value="0.6179601" calcext:value-type="float">
            <text:p>0.617960</text:p>
          </table:table-cell>
          <table:table-cell office:value-type="float" office:value="0.80980575" calcext:value-type="float">
            <text:p>0.809806</text:p>
          </table:table-cell>
          <table:table-cell office:value-type="float" office:value="0.7051947" calcext:value-type="float">
            <text:p>0.705195</text:p>
          </table:table-cell>
          <table:table-cell office:value-type="float" office:value="0" calcext:value-type="float">
            <text:p>0.000000</text:p>
          </table:table-cell>
          <table:table-cell office:value-type="float" office:value="0.54807824" calcext:value-type="float">
            <text:p>0.548078</text:p>
          </table:table-cell>
          <table:table-cell office:value-type="float" office:value="0.97061" calcext:value-type="float">
            <text:p>0.970610</text:p>
          </table:table-cell>
          <table:table-cell office:value-type="float" office:value="0.78626853" calcext:value-type="float">
            <text:p>0.786269</text:p>
          </table:table-cell>
          <table:table-cell office:value-type="float" office:value="0.92439723" calcext:value-type="float">
            <text:p>0.924397</text:p>
          </table:table-cell>
          <table:table-cell office:value-type="float" office:value="0.65886164" calcext:value-type="float">
            <text:p>0.658862</text:p>
          </table:table-cell>
          <table:table-cell office:value-type="float" office:value="0.7099132" calcext:value-type="float">
            <text:p>0.709913</text:p>
          </table:table-cell>
          <table:table-cell office:value-type="float" office:value="0.7688864" calcext:value-type="float">
            <text:p>0.768886</text:p>
          </table:table-cell>
          <table:table-cell office:value-type="float" office:value="0.67447984" calcext:value-type="float">
            <text:p>0.6744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9:.S9])" office:value-type="float" office:value="0.695706997222222" calcext:value-type="float">
            <text:p>0.695707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0.82037616" calcext:value-type="float">
            <text:p>0.820376</text:p>
          </table:table-cell>
          <table:table-cell office:value-type="float" office:value="0.7486697" calcext:value-type="float">
            <text:p>0.748670</text:p>
          </table:table-cell>
          <table:table-cell office:value-type="float" office:value="0.57403535" calcext:value-type="float">
            <text:p>0.574035</text:p>
          </table:table-cell>
          <table:table-cell office:value-type="float" office:value="0.8685451" calcext:value-type="float">
            <text:p>0.868545</text:p>
          </table:table-cell>
          <table:table-cell office:value-type="float" office:value="0.6854707" calcext:value-type="float">
            <text:p>0.685471</text:p>
          </table:table-cell>
          <table:table-cell office:value-type="float" office:value="0.8413675" calcext:value-type="float">
            <text:p>0.841368</text:p>
          </table:table-cell>
          <table:table-cell office:value-type="float" office:value="0.70888734" calcext:value-type="float">
            <text:p>0.708887</text:p>
          </table:table-cell>
          <table:table-cell office:value-type="float" office:value="0.8064674" calcext:value-type="float">
            <text:p>0.806467</text:p>
          </table:table-cell>
          <table:table-cell office:value-type="float" office:value="0.7026092" calcext:value-type="float">
            <text:p>0.702609</text:p>
          </table:table-cell>
          <table:table-cell office:value-type="float" office:value="0.78731656" calcext:value-type="float">
            <text:p>0.787317</text:p>
          </table:table-cell>
          <table:table-cell office:value-type="float" office:value="0.61391395" calcext:value-type="float">
            <text:p>0.613914</text:p>
          </table:table-cell>
          <table:table-cell office:value-type="float" office:value="0.92072374" calcext:value-type="float">
            <text:p>0.920724</text:p>
          </table:table-cell>
          <table:table-cell office:value-type="float" office:value="0.632602" calcext:value-type="float">
            <text:p>0.632602</text:p>
          </table:table-cell>
          <table:table-cell office:value-type="float" office:value="0.7846848" calcext:value-type="float">
            <text:p>0.784685</text:p>
          </table:table-cell>
          <table:table-cell office:value-type="float" office:value="0.68198943" calcext:value-type="float">
            <text:p>0.681989</text:p>
          </table:table-cell>
          <table:table-cell office:value-type="float" office:value="0.6327468" calcext:value-type="float">
            <text:p>0.632747</text:p>
          </table:table-cell>
          <table:table-cell office:value-type="float" office:value="0.76707286" calcext:value-type="float">
            <text:p>0.767073</text:p>
          </table:table-cell>
          <table:table-cell office:value-type="float" office:value="0.7543606" calcext:value-type="float">
            <text:p>0.754361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AVERAGE([.B10:.S10])" office:value-type="float" office:value="0.740657732777778" calcext:value-type="float">
            <text:p>0.740658</text:p>
          </table:table-cell>
        </table:table-row>
        <table:table-row table:style-name="ro1">
          <table:table-cell office:value-type="string" calcext:value-type="string">
            <text:p>FMAP</text:p>
          </table:table-cell>
          <table:table-cell office:value-type="float" office:value="0.790241" calcext:value-type="float">
            <text:p>0.790241</text:p>
          </table:table-cell>
          <table:table-cell office:value-type="float" office:value="0.74217653" calcext:value-type="float">
            <text:p>0.742177</text:p>
          </table:table-cell>
          <table:table-cell office:value-type="float" office:value="0.61345166" calcext:value-type="float">
            <text:p>0.613452</text:p>
          </table:table-cell>
          <table:table-cell office:value-type="float" office:value="0.8218993" calcext:value-type="float">
            <text:p>0.821899</text:p>
          </table:table-cell>
          <table:table-cell office:value-type="float" office:value="0.6667088" calcext:value-type="float">
            <text:p>0.666709</text:p>
          </table:table-cell>
          <table:table-cell office:value-type="float" office:value="0.82423836" calcext:value-type="float">
            <text:p>0.824238</text:p>
          </table:table-cell>
          <table:table-cell office:value-type="float" office:value="0.6446558" calcext:value-type="float">
            <text:p>0.644656</text:p>
          </table:table-cell>
          <table:table-cell office:value-type="float" office:value="0.86432666" calcext:value-type="float">
            <text:p>0.864327</text:p>
          </table:table-cell>
          <table:table-cell office:value-type="float" office:value="0.6860179" calcext:value-type="float">
            <text:p>0.686018</text:p>
          </table:table-cell>
          <table:table-cell office:value-type="float" office:value="0.74591666" calcext:value-type="float">
            <text:p>0.745917</text:p>
          </table:table-cell>
          <table:table-cell office:value-type="float" office:value="0.5654916" calcext:value-type="float">
            <text:p>0.565492</text:p>
          </table:table-cell>
          <table:table-cell office:value-type="float" office:value="0.9762913" calcext:value-type="float">
            <text:p>0.976291</text:p>
          </table:table-cell>
          <table:table-cell office:value-type="float" office:value="0.77519" calcext:value-type="float">
            <text:p>0.775190</text:p>
          </table:table-cell>
          <table:table-cell office:value-type="float" office:value="0.87851214" calcext:value-type="float">
            <text:p>0.878512</text:p>
          </table:table-cell>
          <table:table-cell office:value-type="float" office:value="0.55852485" calcext:value-type="float">
            <text:p>0.558525</text:p>
          </table:table-cell>
          <table:table-cell office:value-type="float" office:value="0.6675653" calcext:value-type="float">
            <text:p>0.667565</text:p>
          </table:table-cell>
          <table:table-cell office:value-type="float" office:value="0.74725336" calcext:value-type="float">
            <text:p>0.747253</text:p>
          </table:table-cell>
          <table:table-cell office:value-type="float" office:value="0.772278" calcext:value-type="float">
            <text:p>0.772278</text:p>
          </table:table-cell>
          <table:table-cell table:number-columns-repeated="4"/>
          <table:table-cell table:formula="of:=AVERAGE([.B11:.S11])" office:value-type="float" office:value="0.741152178888889" calcext:value-type="float">
            <text:p>0.741152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office:value-type="float" office:value="0.5779668" calcext:value-type="float">
            <text:p>0.577967</text:p>
          </table:table-cell>
          <table:table-cell office:value-type="float" office:value="0.48797163" calcext:value-type="float">
            <text:p>0.487972</text:p>
          </table:table-cell>
          <table:table-cell office:value-type="float" office:value="0.4607614" calcext:value-type="float">
            <text:p>0.460761</text:p>
          </table:table-cell>
          <table:table-cell office:value-type="float" office:value="0" calcext:value-type="float">
            <text:p>0.000000</text:p>
          </table:table-cell>
          <table:table-cell office:value-type="float" office:value="0.4812099" calcext:value-type="float">
            <text:p>0.481210</text:p>
          </table:table-cell>
          <table:table-cell office:value-type="float" office:value="0.47220677" calcext:value-type="float">
            <text:p>0.472207</text:p>
          </table:table-cell>
          <table:table-cell office:value-type="float" office:value="0.4763332" calcext:value-type="float">
            <text:p>0.476333</text:p>
          </table:table-cell>
          <table:table-cell office:value-type="float" office:value="0.4894121" calcext:value-type="float">
            <text:p>0.489412</text:p>
          </table:table-cell>
          <table:table-cell office:value-type="float" office:value="0.54638904" calcext:value-type="float">
            <text:p>0.546389</text:p>
          </table:table-cell>
          <table:table-cell office:value-type="float" office:value="0.6065394" calcext:value-type="float">
            <text:p>0.606539</text:p>
          </table:table-cell>
          <table:table-cell office:value-type="float" office:value="0.51384735" calcext:value-type="float">
            <text:p>0.513847</text:p>
          </table:table-cell>
          <table:table-cell office:value-type="float" office:value="0.77805555" calcext:value-type="float">
            <text:p>0.778056</text:p>
          </table:table-cell>
          <table:table-cell office:value-type="float" office:value="0.61767787" calcext:value-type="float">
            <text:p>0.617678</text:p>
          </table:table-cell>
          <table:table-cell office:value-type="float" office:value="0.58594817" calcext:value-type="float">
            <text:p>0.585948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5582481" calcext:value-type="float">
            <text:p>0.558248</text:p>
          </table:table-cell>
          <table:table-cell office:value-type="float" office:value="0.5037348" calcext:value-type="float">
            <text:p>0.503735</text:p>
          </table:table-cell>
          <table:table-cell office:value-type="string" calcext:value-type="string">
            <text:p>linear</text:p>
          </table:table-cell>
          <table:table-cell table:number-columns-repeated="3"/>
          <table:table-cell table:formula="of:=AVERAGE([.B12:.S12])" office:value-type="float" office:value="0.453127893333333" calcext:value-type="float">
            <text:p>0.453128</text:p>
          </table:table-cell>
        </table:table-row>
        <table:table-row table:style-name="ro1">
          <table:table-cell office:value-type="string" calcext:value-type="string">
            <text:p>GPLVM</text:p>
          </table:table-cell>
          <table:table-cell office:value-type="float" office:value="0.82459384" calcext:value-type="float">
            <text:p>0.824594</text:p>
          </table:table-cell>
          <table:table-cell office:value-type="float" office:value="0.7507347" calcext:value-type="float">
            <text:p>0.750735</text:p>
          </table:table-cell>
          <table:table-cell office:value-type="float" office:value="0.70081294" calcext:value-type="float">
            <text:p>0.700813</text:p>
          </table:table-cell>
          <table:table-cell office:value-type="float" office:value="0.8566791" calcext:value-type="float">
            <text:p>0.856679</text:p>
          </table:table-cell>
          <table:table-cell office:value-type="float" office:value="0.67722523" calcext:value-type="float">
            <text:p>0.677225</text:p>
          </table:table-cell>
          <table:table-cell office:value-type="float" office:value="0.8451963" calcext:value-type="float">
            <text:p>0.845196</text:p>
          </table:table-cell>
          <table:table-cell office:value-type="float" office:value="0.70011526" calcext:value-type="float">
            <text:p>0.700115</text:p>
          </table:table-cell>
          <table:table-cell office:value-type="float" office:value="0.8651662" calcext:value-type="float">
            <text:p>0.865166</text:p>
          </table:table-cell>
          <table:table-cell office:value-type="float" office:value="0.7091097" calcext:value-type="float">
            <text:p>0.709110</text:p>
          </table:table-cell>
          <table:table-cell office:value-type="float" office:value="0.798413" calcext:value-type="float">
            <text:p>0.798413</text:p>
          </table:table-cell>
          <table:table-cell office:value-type="float" office:value="0.5425217" calcext:value-type="float">
            <text:p>0.542522</text:p>
          </table:table-cell>
          <table:table-cell office:value-type="float" office:value="0.9807924" calcext:value-type="float">
            <text:p>0.980792</text:p>
          </table:table-cell>
          <table:table-cell office:value-type="float" office:value="0.8562024" calcext:value-type="float">
            <text:p>0.856202</text:p>
          </table:table-cell>
          <table:table-cell office:value-type="float" office:value="0.932264" calcext:value-type="float">
            <text:p>0.932264</text:p>
          </table:table-cell>
          <table:table-cell office:value-type="float" office:value="0.658675" calcext:value-type="float">
            <text:p>0.658675</text:p>
          </table:table-cell>
          <table:table-cell office:value-type="float" office:value="0.71730024" calcext:value-type="float">
            <text:p>0.717300</text:p>
          </table:table-cell>
          <table:table-cell office:value-type="float" office:value="0.787294" calcext:value-type="float">
            <text:p>0.787294</text:p>
          </table:table-cell>
          <table:table-cell office:value-type="float" office:value="0.7811801" calcext:value-type="float">
            <text:p>0.78118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AVERAGE([.B13:.S13])" office:value-type="float" office:value="0.776904228333333" calcext:value-type="float">
            <text:p>0.776904</text:p>
          </table:table-cell>
        </table:table-row>
        <table:table-row table:style-name="ro1">
          <table:table-cell office:value-type="string" calcext:value-type="string">
            <text:p>F-ICA</text:p>
          </table:table-cell>
          <table:table-cell office:value-type="float" office:value="0.8228305" calcext:value-type="float">
            <text:p>0.822831</text:p>
          </table:table-cell>
          <table:table-cell office:value-type="float" office:value="0.7496469" calcext:value-type="float">
            <text:p>0.749647</text:p>
          </table:table-cell>
          <table:table-cell office:value-type="float" office:value="0.7005054" calcext:value-type="float">
            <text:p>0.700505</text:p>
          </table:table-cell>
          <table:table-cell office:value-type="float" office:value="0.8526317" calcext:value-type="float">
            <text:p>0.852632</text:p>
          </table:table-cell>
          <table:table-cell office:value-type="float" office:value="0.6773725" calcext:value-type="float">
            <text:p>0.677373</text:p>
          </table:table-cell>
          <table:table-cell office:value-type="float" office:value="0.8449245" calcext:value-type="float">
            <text:p>0.844925</text:p>
          </table:table-cell>
          <table:table-cell office:value-type="float" office:value="0.7085041" calcext:value-type="float">
            <text:p>0.708504</text:p>
          </table:table-cell>
          <table:table-cell office:value-type="float" office:value="0.82631856" calcext:value-type="float">
            <text:p>0.826319</text:p>
          </table:table-cell>
          <table:table-cell office:value-type="float" office:value="0.7123661" calcext:value-type="float">
            <text:p>0.712366</text:p>
          </table:table-cell>
          <table:table-cell office:value-type="float" office:value="0.79766077" calcext:value-type="float">
            <text:p>0.797661</text:p>
          </table:table-cell>
          <table:table-cell office:value-type="float" office:value="0.54039097" calcext:value-type="float">
            <text:p>0.540391</text:p>
          </table:table-cell>
          <table:table-cell office:value-type="float" office:value="0.9216342" calcext:value-type="float">
            <text:p>0.921634</text:p>
          </table:table-cell>
          <table:table-cell office:value-type="float" office:value="0.8501564" calcext:value-type="float">
            <text:p>0.850156</text:p>
          </table:table-cell>
          <table:table-cell office:value-type="float" office:value="0.93296945" calcext:value-type="float">
            <text:p>0.932969</text:p>
          </table:table-cell>
          <table:table-cell office:value-type="float" office:value="0.6596239" calcext:value-type="float">
            <text:p>0.659624</text:p>
          </table:table-cell>
          <table:table-cell office:value-type="float" office:value="0.7172859" calcext:value-type="float">
            <text:p>0.717286</text:p>
          </table:table-cell>
          <table:table-cell office:value-type="float" office:value="0.78954345" calcext:value-type="float">
            <text:p>0.789543</text:p>
          </table:table-cell>
          <table:table-cell office:value-type="float" office:value="0.75203645" calcext:value-type="float">
            <text:p>0.752036</text:p>
          </table:table-cell>
          <table:table-cell office:value-type="string" calcext:value-type="string">
            <text:p>exp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AVERAGE([.B14:.S14])" office:value-type="float" office:value="0.769800097222222" calcext:value-type="float">
            <text:p>0.769800</text:p>
          </table:table-cell>
        </table:table-row>
        <table:table-row table:style-name="ro1">
          <table:table-cell office:value-type="string" calcext:value-type="string">
            <text:p>IDMAP</text:p>
          </table:table-cell>
          <table:table-cell office:value-type="float" office:value="0.8460166" calcext:value-type="float">
            <text:p>0.846017</text:p>
          </table:table-cell>
          <table:table-cell office:value-type="float" office:value="0.7638456" calcext:value-type="float">
            <text:p>0.763846</text:p>
          </table:table-cell>
          <table:table-cell office:value-type="float" office:value="0.7412854" calcext:value-type="float">
            <text:p>0.741285</text:p>
          </table:table-cell>
          <table:table-cell office:value-type="float" office:value="0.8699324" calcext:value-type="float">
            <text:p>0.869932</text:p>
          </table:table-cell>
          <table:table-cell office:value-type="float" office:value="0.78060377" calcext:value-type="float">
            <text:p>0.780604</text:p>
          </table:table-cell>
          <table:table-cell office:value-type="float" office:value="0.8554806" calcext:value-type="float">
            <text:p>0.855481</text:p>
          </table:table-cell>
          <table:table-cell office:value-type="float" office:value="0.71637464" calcext:value-type="float">
            <text:p>0.716375</text:p>
          </table:table-cell>
          <table:table-cell office:value-type="float" office:value="0.9021686" calcext:value-type="float">
            <text:p>0.902169</text:p>
          </table:table-cell>
          <table:table-cell office:value-type="float" office:value="0.7819657" calcext:value-type="float">
            <text:p>0.781966</text:p>
          </table:table-cell>
          <table:table-cell office:value-type="float" office:value="0.8340194" calcext:value-type="float">
            <text:p>0.834019</text:p>
          </table:table-cell>
          <table:table-cell office:value-type="float" office:value="0.67306435" calcext:value-type="float">
            <text:p>0.673064</text:p>
          </table:table-cell>
          <table:table-cell office:value-type="float" office:value="0.98229563" calcext:value-type="float">
            <text:p>0.982296</text:p>
          </table:table-cell>
          <table:table-cell office:value-type="float" office:value="0.8656185" calcext:value-type="float">
            <text:p>0.865619</text:p>
          </table:table-cell>
          <table:table-cell office:value-type="float" office:value="0.935961" calcext:value-type="float">
            <text:p>0.935961</text:p>
          </table:table-cell>
          <table:table-cell office:value-type="float" office:value="0.71942854" calcext:value-type="float">
            <text:p>0.719429</text:p>
          </table:table-cell>
          <table:table-cell office:value-type="float" office:value="0.7810857" calcext:value-type="float">
            <text:p>0.781086</text:p>
          </table:table-cell>
          <table:table-cell office:value-type="float" office:value="0.8553106" calcext:value-type="float">
            <text:p>0.855311</text:p>
          </table:table-cell>
          <table:table-cell office:value-type="float" office:value="0.7877203" calcext:value-type="float">
            <text:p>0.787720</text:p>
          </table:table-cell>
          <table:table-cell office:value-type="string" calcext:value-type="string">
            <text:p>rand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AVERAGE([.B15:.S15])" office:value-type="float" office:value="0.816232073888889" calcext:value-type="float">
            <text:p>0.816232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0.82056385" calcext:value-type="float">
            <text:p>0.820564</text:p>
          </table:table-cell>
          <table:table-cell office:value-type="float" office:value="0.75345093" calcext:value-type="float">
            <text:p>0.753451</text:p>
          </table:table-cell>
          <table:table-cell office:value-type="float" office:value="0.70410824" calcext:value-type="float">
            <text:p>0.704108</text:p>
          </table:table-cell>
          <table:table-cell office:value-type="float" office:value="0.79465616" calcext:value-type="float">
            <text:p>0.794656</text:p>
          </table:table-cell>
          <table:table-cell office:value-type="float" office:value="0.6875127" calcext:value-type="float">
            <text:p>0.687513</text:p>
          </table:table-cell>
          <table:table-cell office:value-type="float" office:value="0.84149766" calcext:value-type="float">
            <text:p>0.841498</text:p>
          </table:table-cell>
          <table:table-cell office:value-type="float" office:value="0.7227886" calcext:value-type="float">
            <text:p>0.722789</text:p>
          </table:table-cell>
          <table:table-cell office:value-type="float" office:value="0.88242346" calcext:value-type="float">
            <text:p>0.882423</text:p>
          </table:table-cell>
          <table:table-cell office:value-type="float" office:value="0.71348697" calcext:value-type="float">
            <text:p>0.713487</text:p>
          </table:table-cell>
          <table:table-cell office:value-type="float" office:value="0.79003966" calcext:value-type="float">
            <text:p>0.790040</text:p>
          </table:table-cell>
          <table:table-cell office:value-type="float" office:value="0.55122125" calcext:value-type="float">
            <text:p>0.551221</text:p>
          </table:table-cell>
          <table:table-cell office:value-type="float" office:value="0.742287" calcext:value-type="float">
            <text:p>0.742287</text:p>
          </table:table-cell>
          <table:table-cell office:value-type="float" office:value="0.84454" calcext:value-type="float">
            <text:p>0.844540</text:p>
          </table:table-cell>
          <table:table-cell office:value-type="float" office:value="0.8875404" calcext:value-type="float">
            <text:p>0.887540</text:p>
          </table:table-cell>
          <table:table-cell office:value-type="float" office:value="0.6891879" calcext:value-type="float">
            <text:p>0.689188</text:p>
          </table:table-cell>
          <table:table-cell office:value-type="float" office:value="0.56989056" calcext:value-type="float">
            <text:p>0.569891</text:p>
          </table:table-cell>
          <table:table-cell office:value-type="float" office:value="0.7998646" calcext:value-type="float">
            <text:p>0.799865</text:p>
          </table:table-cell>
          <table:table-cell office:value-type="float" office:value="0.77753305" calcext:value-type="float">
            <text:p>0.77753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6:.S16])" office:value-type="float" office:value="0.754032943888889" calcext:value-type="float">
            <text:p>0.754033</text:p>
          </table:table-cell>
        </table:table-row>
        <table:table-row table:style-name="ro1">
          <table:table-cell office:value-type="string" calcext:value-type="string">
            <text:p>L-ISO</text:p>
          </table:table-cell>
          <table:table-cell office:value-type="float" office:value="0.8004295" calcext:value-type="float">
            <text:p>0.800430</text:p>
          </table:table-cell>
          <table:table-cell office:value-type="float" office:value="0.75168616" calcext:value-type="float">
            <text:p>0.751686</text:p>
          </table:table-cell>
          <table:table-cell office:value-type="float" office:value="0.6968471" calcext:value-type="float">
            <text:p>0.696847</text:p>
          </table:table-cell>
          <table:table-cell office:value-type="float" office:value="0.7946943" calcext:value-type="float">
            <text:p>0.794694</text:p>
          </table:table-cell>
          <table:table-cell office:value-type="float" office:value="0.6316812" calcext:value-type="float">
            <text:p>0.631681</text:p>
          </table:table-cell>
          <table:table-cell office:value-type="float" office:value="0.8460812" calcext:value-type="float">
            <text:p>0.846081</text:p>
          </table:table-cell>
          <table:table-cell office:value-type="float" office:value="0.7114842" calcext:value-type="float">
            <text:p>0.711484</text:p>
          </table:table-cell>
          <table:table-cell office:value-type="float" office:value="0.8660662" calcext:value-type="float">
            <text:p>0.866066</text:p>
          </table:table-cell>
          <table:table-cell office:value-type="float" office:value="0.68210727" calcext:value-type="float">
            <text:p>0.682107</text:p>
          </table:table-cell>
          <table:table-cell office:value-type="float" office:value="0.78215635" calcext:value-type="float">
            <text:p>0.782156</text:p>
          </table:table-cell>
          <table:table-cell office:value-type="float" office:value="0.60835785" calcext:value-type="float">
            <text:p>0.608358</text:p>
          </table:table-cell>
          <table:table-cell office:value-type="float" office:value="0.76197207" calcext:value-type="float">
            <text:p>0.761972</text:p>
          </table:table-cell>
          <table:table-cell office:value-type="float" office:value="0.8394583" calcext:value-type="float">
            <text:p>0.839458</text:p>
          </table:table-cell>
          <table:table-cell office:value-type="float" office:value="0.86322844" calcext:value-type="float">
            <text:p>0.863228</text:p>
          </table:table-cell>
          <table:table-cell office:value-type="float" office:value="0.6395331" calcext:value-type="float">
            <text:p>0.639533</text:p>
          </table:table-cell>
          <table:table-cell office:value-type="float" office:value="0.62488884" calcext:value-type="float">
            <text:p>0.624889</text:p>
          </table:table-cell>
          <table:table-cell office:value-type="float" office:value="0.7938371" calcext:value-type="float">
            <text:p>0.793837</text:p>
          </table:table-cell>
          <table:table-cell office:value-type="float" office:value="0.77404106" calcext:value-type="float">
            <text:p>0.77404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7:.S17])" office:value-type="float" office:value="0.748252791111111" calcext:value-type="float">
            <text:p>0.748253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.8342514" calcext:value-type="float">
            <text:p>0.834251</text:p>
          </table:table-cell>
          <table:table-cell office:value-type="float" office:value="0.75131756" calcext:value-type="float">
            <text:p>0.751318</text:p>
          </table:table-cell>
          <table:table-cell office:value-type="float" office:value="0.70662" calcext:value-type="float">
            <text:p>0.706620</text:p>
          </table:table-cell>
          <table:table-cell office:value-type="float" office:value="0.85564804" calcext:value-type="float">
            <text:p>0.855648</text:p>
          </table:table-cell>
          <table:table-cell office:value-type="float" office:value="0.68771195" calcext:value-type="float">
            <text:p>0.687712</text:p>
          </table:table-cell>
          <table:table-cell office:value-type="float" office:value="0.8513214" calcext:value-type="float">
            <text:p>0.851321</text:p>
          </table:table-cell>
          <table:table-cell office:value-type="float" office:value="0.68912816" calcext:value-type="float">
            <text:p>0.689128</text:p>
          </table:table-cell>
          <table:table-cell office:value-type="float" office:value="0.89986205" calcext:value-type="float">
            <text:p>0.899862</text:p>
          </table:table-cell>
          <table:table-cell office:value-type="float" office:value="0.70597017" calcext:value-type="float">
            <text:p>0.705970</text:p>
          </table:table-cell>
          <table:table-cell office:value-type="float" office:value="0.8005166" calcext:value-type="float">
            <text:p>0.800517</text:p>
          </table:table-cell>
          <table:table-cell office:value-type="float" office:value="0.55827785" calcext:value-type="float">
            <text:p>0.558278</text:p>
          </table:table-cell>
          <table:table-cell office:value-type="float" office:value="0.98054254" calcext:value-type="float">
            <text:p>0.980543</text:p>
          </table:table-cell>
          <table:table-cell office:value-type="float" office:value="0.8632467" calcext:value-type="float">
            <text:p>0.863247</text:p>
          </table:table-cell>
          <table:table-cell office:value-type="float" office:value="0.93499225" calcext:value-type="float">
            <text:p>0.934992</text:p>
          </table:table-cell>
          <table:table-cell office:value-type="float" office:value="0.6570364" calcext:value-type="float">
            <text:p>0.657036</text:p>
          </table:table-cell>
          <table:table-cell office:value-type="float" office:value="0.70122564" calcext:value-type="float">
            <text:p>0.701226</text:p>
          </table:table-cell>
          <table:table-cell office:value-type="float" office:value="0.8310454" calcext:value-type="float">
            <text:p>0.831045</text:p>
          </table:table-cell>
          <table:table-cell office:value-type="float" office:value="0.7838904" calcext:value-type="float">
            <text:p>0.783890</text:p>
          </table:table-cell>
          <table:table-cell office:value-type="string" calcext:value-type="string">
            <text:p>cl_cnt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8:.S18])" office:value-type="float" office:value="0.782922472777778" calcext:value-type="float">
            <text:p>0.78292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0.82712644" calcext:value-type="float">
            <text:p>0.827126</text:p>
          </table:table-cell>
          <table:table-cell office:value-type="float" office:value="0.7305117" calcext:value-type="float">
            <text:p>0.730512</text:p>
          </table:table-cell>
          <table:table-cell office:value-type="float" office:value="0.6337401" calcext:value-type="float">
            <text:p>0.633740</text:p>
          </table:table-cell>
          <table:table-cell office:value-type="float" office:value="0.8269504" calcext:value-type="float">
            <text:p>0.826950</text:p>
          </table:table-cell>
          <table:table-cell office:value-type="float" office:value="0.52169675" calcext:value-type="float">
            <text:p>0.521697</text:p>
          </table:table-cell>
          <table:table-cell office:value-type="float" office:value="0.8317135" calcext:value-type="float">
            <text:p>0.831714</text:p>
          </table:table-cell>
          <table:table-cell office:value-type="float" office:value="0.68291366" calcext:value-type="float">
            <text:p>0.682914</text:p>
          </table:table-cell>
          <table:table-cell office:value-type="float" office:value="0.75520116" calcext:value-type="float">
            <text:p>0.755201</text:p>
          </table:table-cell>
          <table:table-cell office:value-type="float" office:value="0.71473163" calcext:value-type="float">
            <text:p>0.714732</text:p>
          </table:table-cell>
          <table:table-cell office:value-type="float" office:value="0.78095335" calcext:value-type="float">
            <text:p>0.780953</text:p>
          </table:table-cell>
          <table:table-cell office:value-type="float" office:value="0.62044" calcext:value-type="float">
            <text:p>0.620440</text:p>
          </table:table-cell>
          <table:table-cell office:value-type="float" office:value="0.6708911" calcext:value-type="float">
            <text:p>0.670891</text:p>
          </table:table-cell>
          <table:table-cell office:value-type="float" office:value="0.807636" calcext:value-type="float">
            <text:p>0.807636</text:p>
          </table:table-cell>
          <table:table-cell office:value-type="float" office:value="0.8461421" calcext:value-type="float">
            <text:p>0.846142</text:p>
          </table:table-cell>
          <table:table-cell office:value-type="float" office:value="0.60944575" calcext:value-type="float">
            <text:p>0.609446</text:p>
          </table:table-cell>
          <table:table-cell office:value-type="float" office:value="0.6480427" calcext:value-type="float">
            <text:p>0.648043</text:p>
          </table:table-cell>
          <table:table-cell office:value-type="float" office:value="0.7408873" calcext:value-type="float">
            <text:p>0.740887</text:p>
          </table:table-cell>
          <table:table-cell office:value-type="float" office:value="0.7162885" calcext:value-type="float">
            <text:p>0.716289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formula="of:=AVERAGE([.B19:.S19])" office:value-type="float" office:value="0.720295118888889" calcext:value-type="float">
            <text:p>0.720295</text:p>
          </table:table-cell>
        </table:table-row>
        <table:table-row table:style-name="ro1">
          <table:table-cell office:value-type="string" calcext:value-type="string">
            <text:p>LLC</text:p>
          </table:table-cell>
          <table:table-cell office:value-type="float" office:value="0.7939881" calcext:value-type="float">
            <text:p>0.793988</text:p>
          </table:table-cell>
          <table:table-cell office:value-type="float" office:value="0.74681497" calcext:value-type="float">
            <text:p>0.746815</text:p>
          </table:table-cell>
          <table:table-cell office:value-type="float" office:value="0.6861857" calcext:value-type="float">
            <text:p>0.686186</text:p>
          </table:table-cell>
          <table:table-cell office:value-type="float" office:value="0.80296326" calcext:value-type="float">
            <text:p>0.802963</text:p>
          </table:table-cell>
          <table:table-cell office:value-type="float" office:value="0.71444196" calcext:value-type="float">
            <text:p>0.714442</text:p>
          </table:table-cell>
          <table:table-cell office:value-type="float" office:value="0.8341224" calcext:value-type="float">
            <text:p>0.834122</text:p>
          </table:table-cell>
          <table:table-cell office:value-type="float" office:value="0.6199196" calcext:value-type="float">
            <text:p>0.619920</text:p>
          </table:table-cell>
          <table:table-cell office:value-type="float" office:value="0.5580185" calcext:value-type="float">
            <text:p>0.558019</text:p>
          </table:table-cell>
          <table:table-cell office:value-type="float" office:value="0.7078312" calcext:value-type="float">
            <text:p>0.707831</text:p>
          </table:table-cell>
          <table:table-cell office:value-type="float" office:value="0.77822" calcext:value-type="float">
            <text:p>0.778220</text:p>
          </table:table-cell>
          <table:table-cell office:value-type="float" office:value="0.5778618" calcext:value-type="float">
            <text:p>0.577862</text:p>
          </table:table-cell>
          <table:table-cell office:value-type="float" office:value="0.87647945" calcext:value-type="float">
            <text:p>0.876479</text:p>
          </table:table-cell>
          <table:table-cell office:value-type="float" office:value="0.8369197" calcext:value-type="float">
            <text:p>0.836920</text:p>
          </table:table-cell>
          <table:table-cell office:value-type="float" office:value="0.85975415" calcext:value-type="float">
            <text:p>0.859754</text:p>
          </table:table-cell>
          <table:table-cell office:value-type="float" office:value="0.6696309" calcext:value-type="float">
            <text:p>0.669631</text:p>
          </table:table-cell>
          <table:table-cell office:value-type="float" office:value="0.7136372" calcext:value-type="float">
            <text:p>0.713637</text:p>
          </table:table-cell>
          <table:table-cell office:value-type="float" office:value="0.75570136" calcext:value-type="float">
            <text:p>0.755701</text:p>
          </table:table-cell>
          <table:table-cell office:value-type="float" office:value="0.7549914" calcext:value-type="float">
            <text:p>0.754991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B20:.S20])" office:value-type="float" office:value="0.738193425" calcext:value-type="float">
            <text:p>0.738193</text:p>
          </table:table-cell>
        </table:table-row>
        <table:table-row table:style-name="ro1">
          <table:table-cell office:value-type="string" calcext:value-type="string">
            <text:p>LLE</text:p>
          </table:table-cell>
          <table:table-cell office:value-type="float" office:value="0.7554755" calcext:value-type="float">
            <text:p>0.755476</text:p>
          </table:table-cell>
          <table:table-cell office:value-type="float" office:value="0.67122495" calcext:value-type="float">
            <text:p>0.671225</text:p>
          </table:table-cell>
          <table:table-cell office:value-type="float" office:value="0.6897951" calcext:value-type="float">
            <text:p>0.689795</text:p>
          </table:table-cell>
          <table:table-cell office:value-type="float" office:value="0.79467666" calcext:value-type="float">
            <text:p>0.794677</text:p>
          </table:table-cell>
          <table:table-cell office:value-type="float" office:value="0.65907913" calcext:value-type="float">
            <text:p>0.659079</text:p>
          </table:table-cell>
          <table:table-cell office:value-type="float" office:value="0.79818845" calcext:value-type="float">
            <text:p>0.798188</text:p>
          </table:table-cell>
          <table:table-cell office:value-type="float" office:value="0.6597233" calcext:value-type="float">
            <text:p>0.659723</text:p>
          </table:table-cell>
          <table:table-cell office:value-type="float" office:value="0.8009474" calcext:value-type="float">
            <text:p>0.800947</text:p>
          </table:table-cell>
          <table:table-cell office:value-type="float" office:value="0.7099274" calcext:value-type="float">
            <text:p>0.709927</text:p>
          </table:table-cell>
          <table:table-cell office:value-type="float" office:value="0.7334199" calcext:value-type="float">
            <text:p>0.733420</text:p>
          </table:table-cell>
          <table:table-cell office:value-type="float" office:value="0.55400103" calcext:value-type="float">
            <text:p>0.554001</text:p>
          </table:table-cell>
          <table:table-cell office:value-type="float" office:value="0.85385793" calcext:value-type="float">
            <text:p>0.853858</text:p>
          </table:table-cell>
          <table:table-cell office:value-type="float" office:value="0.8289921" calcext:value-type="float">
            <text:p>0.828992</text:p>
          </table:table-cell>
          <table:table-cell office:value-type="float" office:value="0.8363757" calcext:value-type="float">
            <text:p>0.836376</text:p>
          </table:table-cell>
          <table:table-cell office:value-type="float" office:value="0.6783462" calcext:value-type="float">
            <text:p>0.678346</text:p>
          </table:table-cell>
          <table:table-cell office:value-type="float" office:value="0.60965747" calcext:value-type="float">
            <text:p>0.609657</text:p>
          </table:table-cell>
          <table:table-cell office:value-type="float" office:value="0.73551" calcext:value-type="float">
            <text:p>0.735510</text:p>
          </table:table-cell>
          <table:table-cell office:value-type="float" office:value="0.746196" calcext:value-type="float">
            <text:p>0.74619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B21:.S21])" office:value-type="float" office:value="0.728633012222222" calcext:value-type="float">
            <text:p>0.728633</text:p>
          </table:table-cell>
        </table:table-row>
        <table:table-row table:style-name="ro1">
          <table:table-cell office:value-type="string" calcext:value-type="string">
            <text:p>H-LLE</text:p>
          </table:table-cell>
          <table:table-cell office:value-type="float" office:value="0.5998579" calcext:value-type="float">
            <text:p>0.599858</text:p>
          </table:table-cell>
          <table:table-cell office:value-type="float" office:value="0.5586402" calcext:value-type="float">
            <text:p>0.558640</text:p>
          </table:table-cell>
          <table:table-cell office:value-type="float" office:value="0.63427675" calcext:value-type="float">
            <text:p>0.634277</text:p>
          </table:table-cell>
          <table:table-cell office:value-type="float" office:value="0.7714563" calcext:value-type="float">
            <text:p>0.771456</text:p>
          </table:table-cell>
          <table:table-cell office:value-type="float" office:value="0.5878644" calcext:value-type="float">
            <text:p>0.587864</text:p>
          </table:table-cell>
          <table:table-cell office:value-type="float" office:value="0.67473626" calcext:value-type="float">
            <text:p>0.674736</text:p>
          </table:table-cell>
          <table:table-cell office:value-type="float" office:value="0.57327265" calcext:value-type="float">
            <text:p>0.573273</text:p>
          </table:table-cell>
          <table:table-cell office:value-type="float" office:value="0.73132765" calcext:value-type="float">
            <text:p>0.731328</text:p>
          </table:table-cell>
          <table:table-cell office:value-type="float" office:value="0.6154534" calcext:value-type="float">
            <text:p>0.615453</text:p>
          </table:table-cell>
          <table:table-cell office:value-type="float" office:value="0.7156329" calcext:value-type="float">
            <text:p>0.715633</text:p>
          </table:table-cell>
          <table:table-cell office:value-type="float" office:value="0.5825614" calcext:value-type="float">
            <text:p>0.582561</text:p>
          </table:table-cell>
          <table:table-cell office:value-type="float" office:value="0.5858393" calcext:value-type="float">
            <text:p>0.585839</text:p>
          </table:table-cell>
          <table:table-cell office:value-type="float" office:value="0.7633587" calcext:value-type="float">
            <text:p>0.763359</text:p>
          </table:table-cell>
          <table:table-cell office:value-type="float" office:value="0.8083359" calcext:value-type="float">
            <text:p>0.808336</text:p>
          </table:table-cell>
          <table:table-cell office:value-type="float" office:value="0.6114206" calcext:value-type="float">
            <text:p>0.611421</text:p>
          </table:table-cell>
          <table:table-cell office:value-type="float" office:value="0.549163" calcext:value-type="float">
            <text:p>0.549163</text:p>
          </table:table-cell>
          <table:table-cell office:value-type="float" office:value="0.69135976" calcext:value-type="float">
            <text:p>0.691360</text:p>
          </table:table-cell>
          <table:table-cell office:value-type="float" office:value="0.62449473" calcext:value-type="float">
            <text:p>0.624495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2:.S22])" office:value-type="float" office:value="0.648836211111111" calcext:value-type="float">
            <text:p>0.648836</text:p>
          </table:table-cell>
        </table:table-row>
        <table:table-row table:style-name="ro1">
          <table:table-cell office:value-type="string" calcext:value-type="string">
            <text:p>M-LLE</text:p>
          </table:table-cell>
          <table:table-cell office:value-type="float" office:value="0.77637935" calcext:value-type="float">
            <text:p>0.776379</text:p>
          </table:table-cell>
          <table:table-cell office:value-type="float" office:value="0.64968026" calcext:value-type="float">
            <text:p>0.649680</text:p>
          </table:table-cell>
          <table:table-cell office:value-type="float" office:value="0.66085595" calcext:value-type="float">
            <text:p>0.660856</text:p>
          </table:table-cell>
          <table:table-cell office:value-type="float" office:value="0.7573177" calcext:value-type="float">
            <text:p>0.757318</text:p>
          </table:table-cell>
          <table:table-cell office:value-type="float" office:value="0.6363118" calcext:value-type="float">
            <text:p>0.636312</text:p>
          </table:table-cell>
          <table:table-cell office:value-type="float" office:value="0.8259508" calcext:value-type="float">
            <text:p>0.825951</text:p>
          </table:table-cell>
          <table:table-cell office:value-type="float" office:value="0.6110129" calcext:value-type="float">
            <text:p>0.611013</text:p>
          </table:table-cell>
          <table:table-cell office:value-type="float" office:value="0.8273122" calcext:value-type="float">
            <text:p>0.827312</text:p>
          </table:table-cell>
          <table:table-cell office:value-type="float" office:value="0.57883626" calcext:value-type="float">
            <text:p>0.578836</text:p>
          </table:table-cell>
          <table:table-cell office:value-type="float" office:value="0.7042017" calcext:value-type="float">
            <text:p>0.704202</text:p>
          </table:table-cell>
          <table:table-cell office:value-type="float" office:value="0.54538774" calcext:value-type="float">
            <text:p>0.545388</text:p>
          </table:table-cell>
          <table:table-cell office:value-type="float" office:value="0.6607962" calcext:value-type="float">
            <text:p>0.660796</text:p>
          </table:table-cell>
          <table:table-cell office:value-type="float" office:value="0.8113223" calcext:value-type="float">
            <text:p>0.811322</text:p>
          </table:table-cell>
          <table:table-cell office:value-type="float" office:value="0.8463187" calcext:value-type="float">
            <text:p>0.846319</text:p>
          </table:table-cell>
          <table:table-cell office:value-type="float" office:value="0.5626169" calcext:value-type="float">
            <text:p>0.562617</text:p>
          </table:table-cell>
          <table:table-cell office:value-type="float" office:value="0.6307229" calcext:value-type="float">
            <text:p>0.630723</text:p>
          </table:table-cell>
          <table:table-cell office:value-type="float" office:value="0.6758808" calcext:value-type="float">
            <text:p>0.675881</text:p>
          </table:table-cell>
          <table:table-cell office:value-type="float" office:value="0.7449645" calcext:value-type="float">
            <text:p>0.744965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3:.S23])" office:value-type="float" office:value="0.694770497777778" calcext:value-type="float">
            <text:p>0.694770</text:p>
          </table:table-cell>
        </table:table-row>
        <table:table-row table:style-name="ro1">
          <table:table-cell office:value-type="string" calcext:value-type="string">
            <text:p>LMNN</text:p>
          </table:table-cell>
          <table:table-cell office:value-type="float" office:value="0.7274951" calcext:value-type="float">
            <text:p>0.727495</text:p>
          </table:table-cell>
          <table:table-cell office:value-type="float" office:value="0" calcext:value-type="float">
            <text:p>0.000000</text:p>
          </table:table-cell>
          <table:table-cell office:value-type="float" office:value="0.63850904" calcext:value-type="float">
            <text:p>0.638509</text:p>
          </table:table-cell>
          <table:table-cell office:value-type="float" office:value="0.78483486" calcext:value-type="float">
            <text:p>0.784835</text:p>
          </table:table-cell>
          <table:table-cell office:value-type="float" office:value="0" calcext:value-type="float">
            <text:p>0.000000</text:p>
          </table:table-cell>
          <table:table-cell office:value-type="float" office:value="0.5703681" calcext:value-type="float">
            <text:p>0.570368</text:p>
          </table:table-cell>
          <table:table-cell office:value-type="float" office:value="0.5902791" calcext:value-type="float">
            <text:p>0.590279</text:p>
          </table:table-cell>
          <table:table-cell office:value-type="float" office:value="0.603402" calcext:value-type="float">
            <text:p>0.603402</text:p>
          </table:table-cell>
          <table:table-cell office:value-type="float" office:value="0.6978021" calcext:value-type="float">
            <text:p>0.697802</text:p>
          </table:table-cell>
          <table:table-cell office:value-type="float" office:value="0.70566016" calcext:value-type="float">
            <text:p>0.705660</text:p>
          </table:table-cell>
          <table:table-cell office:value-type="float" office:value="0.5118983" calcext:value-type="float">
            <text:p>0.511898</text:p>
          </table:table-cell>
          <table:table-cell office:value-type="float" office:value="0.9358972" calcext:value-type="float">
            <text:p>0.935897</text:p>
          </table:table-cell>
          <table:table-cell office:value-type="float" office:value="0.6370345" calcext:value-type="float">
            <text:p>0.637035</text:p>
          </table:table-cell>
          <table:table-cell office:value-type="float" office:value="0.73729724" calcext:value-type="float">
            <text:p>0.737297</text:p>
          </table:table-cell>
          <table:table-cell office:value-type="float" office:value="0.6423426" calcext:value-type="float">
            <text:p>0.642343</text:p>
          </table:table-cell>
          <table:table-cell office:value-type="float" office:value="0.71863043" calcext:value-type="float">
            <text:p>0.718630</text:p>
          </table:table-cell>
          <table:table-cell office:value-type="float" office:value="0.7562615" calcext:value-type="float">
            <text:p>0.756262</text:p>
          </table:table-cell>
          <table:table-cell office:value-type="float" office:value="0.67457837" calcext:value-type="float">
            <text:p>0.6745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4:.S24])" office:value-type="float" office:value="0.607349477777778" calcext:value-type="float">
            <text:p>0.607349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office:value-type="float" office:value="0" calcext:value-type="float">
            <text:p>0.000000</text:p>
          </table:table-cell>
          <table:table-cell office:value-type="float" office:value="0.67489195" calcext:value-type="float">
            <text:p>0.674892</text:p>
          </table:table-cell>
          <table:table-cell office:value-type="float" office:value="0.4959631" calcext:value-type="float">
            <text:p>0.495963</text:p>
          </table:table-cell>
          <table:table-cell office:value-type="float" office:value="0.7870426" calcext:value-type="float">
            <text:p>0.787043</text:p>
          </table:table-cell>
          <table:table-cell office:value-type="float" office:value="0.64798605" calcext:value-type="float">
            <text:p>0.647986</text:p>
          </table:table-cell>
          <table:table-cell office:value-type="float" office:value="0.57080305" calcext:value-type="float">
            <text:p>0.570803</text:p>
          </table:table-cell>
          <table:table-cell office:value-type="float" office:value="0.57228994" calcext:value-type="float">
            <text:p>0.572290</text:p>
          </table:table-cell>
          <table:table-cell office:value-type="float" office:value="0.7699561" calcext:value-type="float">
            <text:p>0.769956</text:p>
          </table:table-cell>
          <table:table-cell office:value-type="float" office:value="0.5415001" calcext:value-type="float">
            <text:p>0.541500</text:p>
          </table:table-cell>
          <table:table-cell office:value-type="float" office:value="0.6316769" calcext:value-type="float">
            <text:p>0.631677</text:p>
          </table:table-cell>
          <table:table-cell office:value-type="float" office:value="0.4790869" calcext:value-type="float">
            <text:p>0.479087</text:p>
          </table:table-cell>
          <table:table-cell office:value-type="float" office:value="0.9709594" calcext:value-type="float">
            <text:p>0.970959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53536236" calcext:value-type="float">
            <text:p>0.535362</text:p>
          </table:table-cell>
          <table:table-cell office:value-type="float" office:value="0" calcext:value-type="float">
            <text:p>0.000000</text:p>
          </table:table-cell>
          <table:table-cell office:value-type="float" office:value="0.55501777" calcext:value-type="float">
            <text:p>0.555018</text:p>
          </table:table-cell>
          <table:table-cell office:value-type="float" office:value="0.7002579" calcext:value-type="float">
            <text:p>0.70025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25:.S25])" office:value-type="float" office:value="0.49626634" calcext:value-type="float">
            <text:p>0.496266</text:p>
          </table:table-cell>
        </table:table-row>
        <table:table-row table:style-name="ro1">
          <table:table-cell office:value-type="string" calcext:value-type="string">
            <text:p>LSP</text:p>
          </table:table-cell>
          <table:table-cell office:value-type="float" office:value="0.80525726" calcext:value-type="float">
            <text:p>0.805257</text:p>
          </table:table-cell>
          <table:table-cell office:value-type="float" office:value="0.63793296" calcext:value-type="float">
            <text:p>0.637933</text:p>
          </table:table-cell>
          <table:table-cell office:value-type="float" office:value="0.67547" calcext:value-type="float">
            <text:p>0.675470</text:p>
          </table:table-cell>
          <table:table-cell office:value-type="float" office:value="0.88744456" calcext:value-type="float">
            <text:p>0.887445</text:p>
          </table:table-cell>
          <table:table-cell office:value-type="float" office:value="0" calcext:value-type="float">
            <text:p>0.000000</text:p>
          </table:table-cell>
          <table:table-cell office:value-type="float" office:value="0.8611961" calcext:value-type="float">
            <text:p>0.861196</text:p>
          </table:table-cell>
          <table:table-cell office:value-type="float" office:value="0.66655666" calcext:value-type="float">
            <text:p>0.666557</text:p>
          </table:table-cell>
          <table:table-cell office:value-type="float" office:value="0.89029694" calcext:value-type="float">
            <text:p>0.890297</text:p>
          </table:table-cell>
          <table:table-cell office:value-type="float" office:value="0.70543766" calcext:value-type="float">
            <text:p>0.705438</text:p>
          </table:table-cell>
          <table:table-cell office:value-type="float" office:value="0.7951262" calcext:value-type="float">
            <text:p>0.795126</text:p>
          </table:table-cell>
          <table:table-cell office:value-type="float" office:value="0.5565729" calcext:value-type="float">
            <text:p>0.556573</text:p>
          </table:table-cell>
          <table:table-cell office:value-type="float" office:value="0.7759404" calcext:value-type="float">
            <text:p>0.775940</text:p>
          </table:table-cell>
          <table:table-cell office:value-type="float" office:value="0.8437177" calcext:value-type="float">
            <text:p>0.843718</text:p>
          </table:table-cell>
          <table:table-cell office:value-type="float" office:value="0.93417805" calcext:value-type="float">
            <text:p>0.934178</text:p>
          </table:table-cell>
          <table:table-cell office:value-type="float" office:value="0.63715845" calcext:value-type="float">
            <text:p>0.637158</text:p>
          </table:table-cell>
          <table:table-cell office:value-type="float" office:value="0.6226801" calcext:value-type="float">
            <text:p>0.622680</text:p>
          </table:table-cell>
          <table:table-cell office:value-type="float" office:value="0" calcext:value-type="float">
            <text:p>0.000000</text:p>
          </table:table-cell>
          <table:table-cell office:value-type="float" office:value="0.7491701" calcext:value-type="float">
            <text:p>0.749170</text:p>
          </table:table-cell>
          <table:table-cell office:value-type="string" calcext:value-type="string">
            <text:p>kmns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AVERAGE([.B26:.S26])" office:value-type="float" office:value="0.669118668888889" calcext:value-type="float">
            <text:p>0.669119</text:p>
          </table:table-cell>
        </table:table-row>
        <table:table-row table:style-name="ro1">
          <table:table-cell office:value-type="string" calcext:value-type="string">
            <text:p>LTSA</text:p>
          </table:table-cell>
          <table:table-cell office:value-type="float" office:value="0.6536589" calcext:value-type="float">
            <text:p>0.653659</text:p>
          </table:table-cell>
          <table:table-cell office:value-type="float" office:value="0.5375949" calcext:value-type="float">
            <text:p>0.537595</text:p>
          </table:table-cell>
          <table:table-cell office:value-type="float" office:value="0.6283631" calcext:value-type="float">
            <text:p>0.628363</text:p>
          </table:table-cell>
          <table:table-cell office:value-type="float" office:value="0.77005315" calcext:value-type="float">
            <text:p>0.770053</text:p>
          </table:table-cell>
          <table:table-cell office:value-type="float" office:value="0.5977571" calcext:value-type="float">
            <text:p>0.597757</text:p>
          </table:table-cell>
          <table:table-cell office:value-type="float" office:value="0.6428126" calcext:value-type="float">
            <text:p>0.642813</text:p>
          </table:table-cell>
          <table:table-cell office:value-type="float" office:value="0.58540165" calcext:value-type="float">
            <text:p>0.585402</text:p>
          </table:table-cell>
          <table:table-cell office:value-type="float" office:value="0.74754494" calcext:value-type="float">
            <text:p>0.747545</text:p>
          </table:table-cell>
          <table:table-cell office:value-type="float" office:value="0.58738667" calcext:value-type="float">
            <text:p>0.587387</text:p>
          </table:table-cell>
          <table:table-cell office:value-type="float" office:value="0.7071338" calcext:value-type="float">
            <text:p>0.707134</text:p>
          </table:table-cell>
          <table:table-cell office:value-type="float" office:value="0.61771816" calcext:value-type="float">
            <text:p>0.617718</text:p>
          </table:table-cell>
          <table:table-cell office:value-type="float" office:value="0.5933314" calcext:value-type="float">
            <text:p>0.593331</text:p>
          </table:table-cell>
          <table:table-cell office:value-type="float" office:value="0.744591" calcext:value-type="float">
            <text:p>0.744591</text:p>
          </table:table-cell>
          <table:table-cell office:value-type="float" office:value="0.8099355" calcext:value-type="float">
            <text:p>0.809936</text:p>
          </table:table-cell>
          <table:table-cell office:value-type="float" office:value="0.5712073" calcext:value-type="float">
            <text:p>0.571207</text:p>
          </table:table-cell>
          <table:table-cell office:value-type="float" office:value="0.46514893" calcext:value-type="float">
            <text:p>0.465149</text:p>
          </table:table-cell>
          <table:table-cell office:value-type="float" office:value="0.56485146" calcext:value-type="float">
            <text:p>0.564851</text:p>
          </table:table-cell>
          <table:table-cell office:value-type="float" office:value="0.6102801" calcext:value-type="float">
            <text:p>0.61028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7:.S27])" office:value-type="float" office:value="0.635265036666667" calcext:value-type="float">
            <text:p>0.635265</text:p>
          </table:table-cell>
        </table:table-row>
        <table:table-row table:style-name="ro1">
          <table:table-cell office:value-type="string" calcext:value-type="string">
            <text:p>L-LTSA</text:p>
          </table:table-cell>
          <table:table-cell office:value-type="float" office:value="0" calcext:value-type="float">
            <text:p>0.000000</text:p>
          </table:table-cell>
          <table:table-cell office:value-type="float" office:value="0.51059604" calcext:value-type="float">
            <text:p>0.510596</text:p>
          </table:table-cell>
          <table:table-cell office:value-type="float" office:value="0.62368894" calcext:value-type="float">
            <text:p>0.623689</text:p>
          </table:table-cell>
          <table:table-cell office:value-type="float" office:value="0.5117034" calcext:value-type="float">
            <text:p>0.511703</text:p>
          </table:table-cell>
          <table:table-cell office:value-type="float" office:value="0.5782254" calcext:value-type="float">
            <text:p>0.578225</text:p>
          </table:table-cell>
          <table:table-cell office:value-type="float" office:value="0.4962063" calcext:value-type="float">
            <text:p>0.496206</text:p>
          </table:table-cell>
          <table:table-cell office:value-type="float" office:value="0.71003485" calcext:value-type="float">
            <text:p>0.710035</text:p>
          </table:table-cell>
          <table:table-cell office:value-type="float" office:value="0.5813968" calcext:value-type="float">
            <text:p>0.581397</text:p>
          </table:table-cell>
          <table:table-cell office:value-type="float" office:value="0.6537658" calcext:value-type="float">
            <text:p>0.653766</text:p>
          </table:table-cell>
          <table:table-cell office:value-type="float" office:value="0.6774163" calcext:value-type="float">
            <text:p>0.677416</text:p>
          </table:table-cell>
          <table:table-cell office:value-type="float" office:value="0.5805744" calcext:value-type="float">
            <text:p>0.580574</text:p>
          </table:table-cell>
          <table:table-cell office:value-type="float" office:value="0.97611356" calcext:value-type="float">
            <text:p>0.976114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6269289" calcext:value-type="float">
            <text:p>0.626929</text:p>
          </table:table-cell>
          <table:table-cell office:value-type="float" office:value="0" calcext:value-type="float">
            <text:p>0.000000</text:p>
          </table:table-cell>
          <table:table-cell office:value-type="float" office:value="0.6933181" calcext:value-type="float">
            <text:p>0.693318</text:p>
          </table:table-cell>
          <table:table-cell office:value-type="float" office:value="0.53787994" calcext:value-type="float">
            <text:p>0.53788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AVERAGE([.B28:.S28])" office:value-type="float" office:value="0.486547151666667" calcext:value-type="float">
            <text:p>0.486547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0.7769877" calcext:value-type="float">
            <text:p>0.776988</text:p>
          </table:table-cell>
          <table:table-cell office:value-type="float" office:value="0.638738" calcext:value-type="float">
            <text:p>0.638738</text:p>
          </table:table-cell>
          <table:table-cell office:value-type="float" office:value="0.67388046" calcext:value-type="float">
            <text:p>0.673880</text:p>
          </table:table-cell>
          <table:table-cell office:value-type="float" office:value="0.7214665" calcext:value-type="float">
            <text:p>0.721467</text:p>
          </table:table-cell>
          <table:table-cell office:value-type="float" office:value="0.6142122" calcext:value-type="float">
            <text:p>0.614212</text:p>
          </table:table-cell>
          <table:table-cell office:value-type="float" office:value="0.7165173" calcext:value-type="float">
            <text:p>0.716517</text:p>
          </table:table-cell>
          <table:table-cell office:value-type="float" office:value="0.64177233" calcext:value-type="float">
            <text:p>0.641772</text:p>
          </table:table-cell>
          <table:table-cell office:value-type="float" office:value="0.77870244" calcext:value-type="float">
            <text:p>0.778702</text:p>
          </table:table-cell>
          <table:table-cell office:value-type="float" office:value="0.70003796" calcext:value-type="float">
            <text:p>0.700038</text:p>
          </table:table-cell>
          <table:table-cell office:value-type="float" office:value="0.73565674" calcext:value-type="float">
            <text:p>0.735657</text:p>
          </table:table-cell>
          <table:table-cell office:value-type="float" office:value="0.5580376" calcext:value-type="float">
            <text:p>0.558038</text:p>
          </table:table-cell>
          <table:table-cell office:value-type="float" office:value="0.95147276" calcext:value-type="float">
            <text:p>0.951473</text:p>
          </table:table-cell>
          <table:table-cell office:value-type="float" office:value="0.77344954" calcext:value-type="float">
            <text:p>0.773450</text:p>
          </table:table-cell>
          <table:table-cell office:value-type="float" office:value="0.73425466" calcext:value-type="float">
            <text:p>0.734255</text:p>
          </table:table-cell>
          <table:table-cell office:value-type="float" office:value="0.6546247" calcext:value-type="float">
            <text:p>0.654625</text:p>
          </table:table-cell>
          <table:table-cell office:value-type="float" office:value="0.6914339" calcext:value-type="float">
            <text:p>0.691434</text:p>
          </table:table-cell>
          <table:table-cell office:value-type="float" office:value="0.7615717" calcext:value-type="float">
            <text:p>0.761572</text:p>
          </table:table-cell>
          <table:table-cell office:value-type="float" office:value="0.6443762" calcext:value-type="float">
            <text:p>0.64437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29:.S29])" office:value-type="float" office:value="0.709288482777778" calcext:value-type="float">
            <text:p>0.709288</text:p>
          </table:table-cell>
        </table:table-row>
        <table:table-row table:style-name="ro1">
          <table:table-cell office:value-type="string" calcext:value-type="string">
            <text:p>MCML</text:p>
          </table:table-cell>
          <table:table-cell office:value-type="float" office:value="0.72847176" calcext:value-type="float">
            <text:p>0.728472</text:p>
          </table:table-cell>
          <table:table-cell office:value-type="float" office:value="0.6058746" calcext:value-type="float">
            <text:p>0.605875</text:p>
          </table:table-cell>
          <table:table-cell office:value-type="float" office:value="0.4923832" calcext:value-type="float">
            <text:p>0.492383</text:p>
          </table:table-cell>
          <table:table-cell office:value-type="float" office:value="0.67840815" calcext:value-type="float">
            <text:p>0.678408</text:p>
          </table:table-cell>
          <table:table-cell office:value-type="float" office:value="0.6915381" calcext:value-type="float">
            <text:p>0.691538</text:p>
          </table:table-cell>
          <table:table-cell office:value-type="float" office:value="0" calcext:value-type="float">
            <text:p>0.000000</text:p>
          </table:table-cell>
          <table:table-cell office:value-type="float" office:value="0.53885466" calcext:value-type="float">
            <text:p>0.538855</text:p>
          </table:table-cell>
          <table:table-cell office:value-type="float" office:value="0.67229015" calcext:value-type="float">
            <text:p>0.672290</text:p>
          </table:table-cell>
          <table:table-cell office:value-type="float" office:value="0.64410394" calcext:value-type="float">
            <text:p>0.644104</text:p>
          </table:table-cell>
          <table:table-cell office:value-type="float" office:value="0" calcext:value-type="float">
            <text:p>0.000000</text:p>
          </table:table-cell>
          <table:table-cell office:value-type="float" office:value="0.47084242" calcext:value-type="float">
            <text:p>0.470842</text:p>
          </table:table-cell>
          <table:table-cell office:value-type="float" office:value="0.9018794" calcext:value-type="float">
            <text:p>0.901879</text:p>
          </table:table-cell>
          <table:table-cell office:value-type="float" office:value="0.70165104" calcext:value-type="float">
            <text:p>0.701651</text:p>
          </table:table-cell>
          <table:table-cell office:value-type="float" office:value="0.84512943" calcext:value-type="float">
            <text:p>0.845129</text:p>
          </table:table-cell>
          <table:table-cell office:value-type="float" office:value="0.60213023" calcext:value-type="float">
            <text:p>0.602130</text:p>
          </table:table-cell>
          <table:table-cell office:value-type="float" office:value="0.68457025" calcext:value-type="float">
            <text:p>0.684570</text:p>
          </table:table-cell>
          <table:table-cell office:value-type="float" office:value="0.7468849" calcext:value-type="float">
            <text:p>0.746885</text:p>
          </table:table-cell>
          <table:table-cell office:value-type="float" office:value="0.7113541" calcext:value-type="float">
            <text:p>0.711354</text:p>
          </table:table-cell>
          <table:table-cell table:number-columns-repeated="4"/>
          <table:table-cell table:formula="of:=AVERAGE([.B30:.S30])" office:value-type="float" office:value="0.595353685" calcext:value-type="float">
            <text:p>0.595354</text:p>
          </table:table-cell>
        </table:table-row>
        <table:table-row table:style-name="ro1">
          <table:table-cell office:value-type="string" calcext:value-type="string">
            <text:p>MDS</text:p>
          </table:table-cell>
          <table:table-cell office:value-type="float" office:value="0.8507032" calcext:value-type="float">
            <text:p>0.850703</text:p>
          </table:table-cell>
          <table:table-cell office:value-type="float" office:value="0.75666445" calcext:value-type="float">
            <text:p>0.756664</text:p>
          </table:table-cell>
          <table:table-cell office:value-type="float" office:value="0.7210136" calcext:value-type="float">
            <text:p>0.721014</text:p>
          </table:table-cell>
          <table:table-cell office:value-type="float" office:value="0.86103886" calcext:value-type="float">
            <text:p>0.861039</text:p>
          </table:table-cell>
          <table:table-cell office:value-type="float" office:value="0.7643062" calcext:value-type="float">
            <text:p>0.764306</text:p>
          </table:table-cell>
          <table:table-cell office:value-type="float" office:value="0.8502184" calcext:value-type="float">
            <text:p>0.850218</text:p>
          </table:table-cell>
          <table:table-cell office:value-type="float" office:value="0.7089476" calcext:value-type="float">
            <text:p>0.708948</text:p>
          </table:table-cell>
          <table:table-cell office:value-type="float" office:value="0.8915761" calcext:value-type="float">
            <text:p>0.891576</text:p>
          </table:table-cell>
          <table:table-cell office:value-type="float" office:value="0.74881095" calcext:value-type="float">
            <text:p>0.748811</text:p>
          </table:table-cell>
          <table:table-cell office:value-type="float" office:value="0.81896895" calcext:value-type="float">
            <text:p>0.818969</text:p>
          </table:table-cell>
          <table:table-cell office:value-type="float" office:value="0.6512059" calcext:value-type="float">
            <text:p>0.651206</text:p>
          </table:table-cell>
          <table:table-cell office:value-type="float" office:value="0.9820421" calcext:value-type="float">
            <text:p>0.982042</text:p>
          </table:table-cell>
          <table:table-cell office:value-type="float" office:value="0.8577783" calcext:value-type="float">
            <text:p>0.857778</text:p>
          </table:table-cell>
          <table:table-cell office:value-type="float" office:value="0.92817783" calcext:value-type="float">
            <text:p>0.928178</text:p>
          </table:table-cell>
          <table:table-cell office:value-type="float" office:value="0.67713594" calcext:value-type="float">
            <text:p>0.677136</text:p>
          </table:table-cell>
          <table:table-cell office:value-type="float" office:value="0.7455233" calcext:value-type="float">
            <text:p>0.745523</text:p>
          </table:table-cell>
          <table:table-cell office:value-type="float" office:value="0" calcext:value-type="float">
            <text:p>0.000000</text:p>
          </table:table-cell>
          <table:table-cell office:value-type="float" office:value="0.78132695" calcext:value-type="float">
            <text:p>0.781327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31:.S31])" office:value-type="float" office:value="0.755302146111111" calcext:value-type="float">
            <text:p>0.755302</text:p>
          </table:table-cell>
        </table:table-row>
        <table:table-row table:style-name="ro1">
          <table:table-cell office:value-type="string" calcext:value-type="string">
            <text:p>L-MDS</text:p>
          </table:table-cell>
          <table:table-cell office:value-type="float" office:value="0.8211715" calcext:value-type="float">
            <text:p>0.821172</text:p>
          </table:table-cell>
          <table:table-cell office:value-type="float" office:value="0.74995786" calcext:value-type="float">
            <text:p>0.749958</text:p>
          </table:table-cell>
          <table:table-cell office:value-type="float" office:value="0.69907504" calcext:value-type="float">
            <text:p>0.699075</text:p>
          </table:table-cell>
          <table:table-cell office:value-type="float" office:value="0.85681313" calcext:value-type="float">
            <text:p>0.856813</text:p>
          </table:table-cell>
          <table:table-cell office:value-type="float" office:value="0.6855629" calcext:value-type="float">
            <text:p>0.685563</text:p>
          </table:table-cell>
          <table:table-cell office:value-type="float" office:value="0.84613913" calcext:value-type="float">
            <text:p>0.846139</text:p>
          </table:table-cell>
          <table:table-cell office:value-type="float" office:value="0.70175374" calcext:value-type="float">
            <text:p>0.701754</text:p>
          </table:table-cell>
          <table:table-cell office:value-type="float" office:value="0.86688757" calcext:value-type="float">
            <text:p>0.866888</text:p>
          </table:table-cell>
          <table:table-cell office:value-type="float" office:value="0.71703064" calcext:value-type="float">
            <text:p>0.717031</text:p>
          </table:table-cell>
          <table:table-cell office:value-type="float" office:value="0.7959245" calcext:value-type="float">
            <text:p>0.795925</text:p>
          </table:table-cell>
          <table:table-cell office:value-type="float" office:value="0.56102616" calcext:value-type="float">
            <text:p>0.561026</text:p>
          </table:table-cell>
          <table:table-cell office:value-type="float" office:value="0.9806888" calcext:value-type="float">
            <text:p>0.980689</text:p>
          </table:table-cell>
          <table:table-cell office:value-type="float" office:value="0.8497032" calcext:value-type="float">
            <text:p>0.849703</text:p>
          </table:table-cell>
          <table:table-cell office:value-type="float" office:value="0.9347703" calcext:value-type="float">
            <text:p>0.934770</text:p>
          </table:table-cell>
          <table:table-cell office:value-type="float" office:value="0.6653008" calcext:value-type="float">
            <text:p>0.665301</text:p>
          </table:table-cell>
          <table:table-cell office:value-type="float" office:value="0.704394" calcext:value-type="float">
            <text:p>0.704394</text:p>
          </table:table-cell>
          <table:table-cell office:value-type="float" office:value="0.78970945" calcext:value-type="float">
            <text:p>0.789709</text:p>
          </table:table-cell>
          <table:table-cell office:value-type="float" office:value="0.78088266" calcext:value-type="float">
            <text:p>0.78088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32:.S32])" office:value-type="float" office:value="0.778155076666667" calcext:value-type="float">
            <text:p>0.778155</text:p>
          </table:table-cell>
        </table:table-row>
        <table:table-row table:style-name="ro1">
          <table:table-cell office:value-type="string" calcext:value-type="string">
            <text:p>N-MDS</text:p>
          </table:table-cell>
          <table:table-cell office:value-type="float" office:value="0.6096892" calcext:value-type="float">
            <text:p>0.609689</text:p>
          </table:table-cell>
          <table:table-cell office:value-type="float" office:value="0.49515432" calcext:value-type="float">
            <text:p>0.495154</text:p>
          </table:table-cell>
          <table:table-cell office:value-type="float" office:value="0.50583416" calcext:value-type="float">
            <text:p>0.505834</text:p>
          </table:table-cell>
          <table:table-cell office:value-type="float" office:value="0.4936479" calcext:value-type="float">
            <text:p>0.493648</text:p>
          </table:table-cell>
          <table:table-cell office:value-type="float" office:value="0.4309566" calcext:value-type="float">
            <text:p>0.430957</text:p>
          </table:table-cell>
          <table:table-cell office:value-type="float" office:value="0.4988687" calcext:value-type="float">
            <text:p>0.498869</text:p>
          </table:table-cell>
          <table:table-cell office:value-type="float" office:value="0.51502115" calcext:value-type="float">
            <text:p>0.515021</text:p>
          </table:table-cell>
          <table:table-cell office:value-type="float" office:value="0.50184935" calcext:value-type="float">
            <text:p>0.501849</text:p>
          </table:table-cell>
          <table:table-cell office:value-type="float" office:value="0.5795759" calcext:value-type="float">
            <text:p>0.579576</text:p>
          </table:table-cell>
          <table:table-cell office:value-type="float" office:value="0.6385831" calcext:value-type="float">
            <text:p>0.638583</text:p>
          </table:table-cell>
          <table:table-cell office:value-type="float" office:value="0.5597174" calcext:value-type="float">
            <text:p>0.559717</text:p>
          </table:table-cell>
          <table:table-cell office:value-type="float" office:value="0.552097" calcext:value-type="float">
            <text:p>0.552097</text:p>
          </table:table-cell>
          <table:table-cell office:value-type="float" office:value="0.6468774" calcext:value-type="float">
            <text:p>0.646877</text:p>
          </table:table-cell>
          <table:table-cell office:value-type="float" office:value="0.62847316" calcext:value-type="float">
            <text:p>0.628473</text:p>
          </table:table-cell>
          <table:table-cell office:value-type="float" office:value="0.5599889" calcext:value-type="float">
            <text:p>0.559989</text:p>
          </table:table-cell>
          <table:table-cell office:value-type="float" office:value="0.6250043" calcext:value-type="float">
            <text:p>0.625004</text:p>
          </table:table-cell>
          <table:table-cell office:value-type="float" office:value="0" calcext:value-type="float">
            <text:p>0.000000</text:p>
          </table:table-cell>
          <table:table-cell office:value-type="float" office:value="0.4976977" calcext:value-type="float">
            <text:p>0.497698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33:.S33])" office:value-type="float" office:value="0.518835346666667" calcext:value-type="float">
            <text:p>0.518835</text:p>
          </table:table-cell>
        </table:table-row>
        <table:table-row table:style-name="ro1">
          <table:table-cell office:value-type="string" calcext:value-type="string">
            <text:p>L-MVU</text:p>
          </table:table-cell>
          <table:table-cell office:value-type="float" office:value="0.7565674" calcext:value-type="float">
            <text:p>0.756567</text:p>
          </table:table-cell>
          <table:table-cell office:value-type="float" office:value="0.6744904" calcext:value-type="float">
            <text:p>0.674490</text:p>
          </table:table-cell>
          <table:table-cell office:value-type="float" office:value="0.49616262" calcext:value-type="float">
            <text:p>0.496163</text:p>
          </table:table-cell>
          <table:table-cell office:value-type="float" office:value="0.69994086" calcext:value-type="float">
            <text:p>0.699941</text:p>
          </table:table-cell>
          <table:table-cell office:value-type="float" office:value="0.7293691" calcext:value-type="float">
            <text:p>0.729369</text:p>
          </table:table-cell>
          <table:table-cell office:value-type="float" office:value="0.8345822" calcext:value-type="float">
            <text:p>0.834582</text:p>
          </table:table-cell>
          <table:table-cell office:value-type="float" office:value="0.66058767" calcext:value-type="float">
            <text:p>0.660588</text:p>
          </table:table-cell>
          <table:table-cell office:value-type="float" office:value="0.8103399" calcext:value-type="float">
            <text:p>0.810340</text:p>
          </table:table-cell>
          <table:table-cell office:value-type="float" office:value="0" calcext:value-type="float">
            <text:p>0.000000</text:p>
          </table:table-cell>
          <table:table-cell office:value-type="float" office:value="0.7051217" calcext:value-type="float">
            <text:p>0.705122</text:p>
          </table:table-cell>
          <table:table-cell office:value-type="float" office:value="0.45197386" calcext:value-type="float">
            <text:p>0.451974</text:p>
          </table:table-cell>
          <table:table-cell office:value-type="float" office:value="0" calcext:value-type="float">
            <text:p>0.000000</text:p>
          </table:table-cell>
          <table:table-cell office:value-type="float" office:value="0.81785053" calcext:value-type="float">
            <text:p>0.817851</text:p>
          </table:table-cell>
          <table:table-cell office:value-type="float" office:value="0.8215493" calcext:value-type="float">
            <text:p>0.821549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7537799" calcext:value-type="float">
            <text:p>0.7537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34:.S34])" office:value-type="float" office:value="0.511795302222222" calcext:value-type="float">
            <text:p>0.511795</text:p>
          </table:table-cell>
        </table:table-row>
        <table:table-row table:style-name="ro1">
          <table:table-cell office:value-type="string" calcext:value-type="string">
            <text:p>NMF</text:p>
          </table:table-cell>
          <table:table-cell office:value-type="float" office:value="0.7876239" calcext:value-type="float">
            <text:p>0.787624</text:p>
          </table:table-cell>
          <table:table-cell office:value-type="float" office:value="0.74662995" calcext:value-type="float">
            <text:p>0.746630</text:p>
          </table:table-cell>
          <table:table-cell office:value-type="float" office:value="0.65844744" calcext:value-type="float">
            <text:p>0.658447</text:p>
          </table:table-cell>
          <table:table-cell office:value-type="float" office:value="0.82902956" calcext:value-type="float">
            <text:p>0.829030</text:p>
          </table:table-cell>
          <table:table-cell office:value-type="float" office:value="0.6928872" calcext:value-type="float">
            <text:p>0.692887</text:p>
          </table:table-cell>
          <table:table-cell office:value-type="float" office:value="0.817178" calcext:value-type="float">
            <text:p>0.817178</text:p>
          </table:table-cell>
          <table:table-cell office:value-type="float" office:value="0.70050174" calcext:value-type="float">
            <text:p>0.700502</text:p>
          </table:table-cell>
          <table:table-cell office:value-type="float" office:value="0.8241971" calcext:value-type="float">
            <text:p>0.824197</text:p>
          </table:table-cell>
          <table:table-cell office:value-type="float" office:value="0.69629365" calcext:value-type="float">
            <text:p>0.696294</text:p>
          </table:table-cell>
          <table:table-cell office:value-type="float" office:value="0.7787239" calcext:value-type="float">
            <text:p>0.778724</text:p>
          </table:table-cell>
          <table:table-cell office:value-type="float" office:value="0.57773495" calcext:value-type="float">
            <text:p>0.577735</text:p>
          </table:table-cell>
          <table:table-cell office:value-type="float" office:value="0.96712077" calcext:value-type="float">
            <text:p>0.967121</text:p>
          </table:table-cell>
          <table:table-cell office:value-type="float" office:value="0.7815705" calcext:value-type="float">
            <text:p>0.781571</text:p>
          </table:table-cell>
          <table:table-cell office:value-type="float" office:value="0.8944383" calcext:value-type="float">
            <text:p>0.894438</text:p>
          </table:table-cell>
          <table:table-cell office:value-type="float" office:value="0.6470379" calcext:value-type="float">
            <text:p>0.647038</text:p>
          </table:table-cell>
          <table:table-cell office:value-type="float" office:value="0.6768888" calcext:value-type="float">
            <text:p>0.676889</text:p>
          </table:table-cell>
          <table:table-cell office:value-type="float" office:value="0.7644138" calcext:value-type="float">
            <text:p>0.764414</text:p>
          </table:table-cell>
          <table:table-cell office:value-type="float" office:value="0.7746427" calcext:value-type="float">
            <text:p>0.774643</text:p>
          </table:table-cell>
          <table:table-cell office:value-type="string" calcext:value-type="string">
            <text:p>r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AVERAGE([.B35:.S35])" office:value-type="float" office:value="0.756408897777778" calcext:value-type="float">
            <text:p>0.756409</text:p>
          </table:table-cell>
        </table:table-row>
        <table:table-row table:style-name="ro1">
          <table:table-cell office:value-type="string" calcext:value-type="string">
            <text:p>PBC</text:p>
          </table:table-cell>
          <table:table-cell office:value-type="float" office:value="0.8084141" calcext:value-type="float">
            <text:p>0.808414</text:p>
          </table:table-cell>
          <table:table-cell office:value-type="float" office:value="0.72009116" calcext:value-type="float">
            <text:p>0.720091</text:p>
          </table:table-cell>
          <table:table-cell office:value-type="float" office:value="0.7489773" calcext:value-type="float">
            <text:p>0.748977</text:p>
          </table:table-cell>
          <table:table-cell office:value-type="float" office:value="0.8923203" calcext:value-type="float">
            <text:p>0.892320</text:p>
          </table:table-cell>
          <table:table-cell office:value-type="float" office:value="0.6699336" calcext:value-type="float">
            <text:p>0.669934</text:p>
          </table:table-cell>
          <table:table-cell office:value-type="float" office:value="0.87928694" calcext:value-type="float">
            <text:p>0.879287</text:p>
          </table:table-cell>
          <table:table-cell office:value-type="float" office:value="0.7281677" calcext:value-type="float">
            <text:p>0.728168</text:p>
          </table:table-cell>
          <table:table-cell office:value-type="float" office:value="0.86092645" calcext:value-type="float">
            <text:p>0.860926</text:p>
          </table:table-cell>
          <table:table-cell office:value-type="float" office:value="0.71485656" calcext:value-type="float">
            <text:p>0.714857</text:p>
          </table:table-cell>
          <table:table-cell office:value-type="float" office:value="0.83396196" calcext:value-type="float">
            <text:p>0.833962</text:p>
          </table:table-cell>
          <table:table-cell office:value-type="float" office:value="0.60595405" calcext:value-type="float">
            <text:p>0.605954</text:p>
          </table:table-cell>
          <table:table-cell office:value-type="float" office:value="0.9313506" calcext:value-type="float">
            <text:p>0.931351</text:p>
          </table:table-cell>
          <table:table-cell office:value-type="float" office:value="0.87543815" calcext:value-type="float">
            <text:p>0.875438</text:p>
          </table:table-cell>
          <table:table-cell office:value-type="float" office:value="0.93537664" calcext:value-type="float">
            <text:p>0.935377</text:p>
          </table:table-cell>
          <table:table-cell office:value-type="float" office:value="0.7166011" calcext:value-type="float">
            <text:p>0.716601</text:p>
          </table:table-cell>
          <table:table-cell office:value-type="float" office:value="0.75111943" calcext:value-type="float">
            <text:p>0.751119</text:p>
          </table:table-cell>
          <table:table-cell office:value-type="float" office:value="0.78629136" calcext:value-type="float">
            <text:p>0.786291</text:p>
          </table:table-cell>
          <table:table-cell office:value-type="float" office:value="0.76611584" calcext:value-type="float">
            <text:p>0.766116</text:p>
          </table:table-cell>
          <table:table-cell office:value-type="string" calcext:value-type="string">
            <text:p>fm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AVERAGE([.B36:.S36])" office:value-type="float" office:value="0.790287957777778" calcext:value-type="float">
            <text:p>0.79028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0.82478493" calcext:value-type="float">
            <text:p>0.824785</text:p>
          </table:table-cell>
          <table:table-cell office:value-type="float" office:value="0.7507347" calcext:value-type="float">
            <text:p>0.750735</text:p>
          </table:table-cell>
          <table:table-cell office:value-type="float" office:value="0.70077443" calcext:value-type="float">
            <text:p>0.700774</text:p>
          </table:table-cell>
          <table:table-cell office:value-type="float" office:value="0.8566791" calcext:value-type="float">
            <text:p>0.856679</text:p>
          </table:table-cell>
          <table:table-cell office:value-type="float" office:value="0.6773566" calcext:value-type="float">
            <text:p>0.677357</text:p>
          </table:table-cell>
          <table:table-cell office:value-type="float" office:value="0.8451963" calcext:value-type="float">
            <text:p>0.845196</text:p>
          </table:table-cell>
          <table:table-cell office:value-type="float" office:value="0.70018536" calcext:value-type="float">
            <text:p>0.700185</text:p>
          </table:table-cell>
          <table:table-cell office:value-type="float" office:value="0.8651662" calcext:value-type="float">
            <text:p>0.865166</text:p>
          </table:table-cell>
          <table:table-cell office:value-type="float" office:value="0.70974547" calcext:value-type="float">
            <text:p>0.709745</text:p>
          </table:table-cell>
          <table:table-cell office:value-type="float" office:value="0.7984039" calcext:value-type="float">
            <text:p>0.798404</text:p>
          </table:table-cell>
          <table:table-cell office:value-type="float" office:value="0.5422742" calcext:value-type="float">
            <text:p>0.542274</text:p>
          </table:table-cell>
          <table:table-cell office:value-type="float" office:value="0.8324422" calcext:value-type="float">
            <text:p>0.832442</text:p>
          </table:table-cell>
          <table:table-cell office:value-type="float" office:value="0.85613126" calcext:value-type="float">
            <text:p>0.856131</text:p>
          </table:table-cell>
          <table:table-cell office:value-type="float" office:value="0.932264" calcext:value-type="float">
            <text:p>0.932264</text:p>
          </table:table-cell>
          <table:table-cell office:value-type="float" office:value="0.65787494" calcext:value-type="float">
            <text:p>0.657875</text:p>
          </table:table-cell>
          <table:table-cell office:value-type="float" office:value="0.71732116" calcext:value-type="float">
            <text:p>0.717321</text:p>
          </table:table-cell>
          <table:table-cell office:value-type="float" office:value="0.7872971" calcext:value-type="float">
            <text:p>0.787297</text:p>
          </table:table-cell>
          <table:table-cell office:value-type="float" office:value="0.7811801" calcext:value-type="float">
            <text:p>0.781180</text:p>
          </table:table-cell>
          <table:table-cell table:number-columns-repeated="4"/>
          <table:table-cell table:formula="of:=AVERAGE([.B37:.S37])" office:value-type="float" office:value="0.768656219444444" calcext:value-type="float">
            <text:p>0.768656</text:p>
          </table:table-cell>
        </table:table-row>
        <table:table-row table:style-name="ro1">
          <table:table-cell office:value-type="string" calcext:value-type="string">
            <text:p>I-PCA</text:p>
          </table:table-cell>
          <table:table-cell office:value-type="float" office:value="0.8262103" calcext:value-type="float">
            <text:p>0.826210</text:p>
          </table:table-cell>
          <table:table-cell office:value-type="float" office:value="0.7507347" calcext:value-type="float">
            <text:p>0.750735</text:p>
          </table:table-cell>
          <table:table-cell office:value-type="float" office:value="0.70081294" calcext:value-type="float">
            <text:p>0.700813</text:p>
          </table:table-cell>
          <table:table-cell office:value-type="float" office:value="0.8566791" calcext:value-type="float">
            <text:p>0.856679</text:p>
          </table:table-cell>
          <table:table-cell office:value-type="float" office:value="0.67282575" calcext:value-type="float">
            <text:p>0.672826</text:p>
          </table:table-cell>
          <table:table-cell office:value-type="float" office:value="0.8451963" calcext:value-type="float">
            <text:p>0.845196</text:p>
          </table:table-cell>
          <table:table-cell office:value-type="float" office:value="0.70011526" calcext:value-type="float">
            <text:p>0.700115</text:p>
          </table:table-cell>
          <table:table-cell office:value-type="float" office:value="0.8651662" calcext:value-type="float">
            <text:p>0.865166</text:p>
          </table:table-cell>
          <table:table-cell office:value-type="float" office:value="0.71339476" calcext:value-type="float">
            <text:p>0.713395</text:p>
          </table:table-cell>
          <table:table-cell office:value-type="float" office:value="0.798413" calcext:value-type="float">
            <text:p>0.798413</text:p>
          </table:table-cell>
          <table:table-cell office:value-type="float" office:value="0.5425217" calcext:value-type="float">
            <text:p>0.542522</text:p>
          </table:table-cell>
          <table:table-cell office:value-type="float" office:value="0.9807924" calcext:value-type="float">
            <text:p>0.980792</text:p>
          </table:table-cell>
          <table:table-cell office:value-type="float" office:value="0.8562025" calcext:value-type="float">
            <text:p>0.856203</text:p>
          </table:table-cell>
          <table:table-cell office:value-type="float" office:value="0.932422" calcext:value-type="float">
            <text:p>0.932422</text:p>
          </table:table-cell>
          <table:table-cell office:value-type="float" office:value="0.66373366" calcext:value-type="float">
            <text:p>0.663734</text:p>
          </table:table-cell>
          <table:table-cell office:value-type="float" office:value="0.71725863" calcext:value-type="float">
            <text:p>0.717259</text:p>
          </table:table-cell>
          <table:table-cell office:value-type="float" office:value="0.80439335" calcext:value-type="float">
            <text:p>0.804393</text:p>
          </table:table-cell>
          <table:table-cell office:value-type="float" office:value="0.7811801" calcext:value-type="float">
            <text:p>0.781180</text:p>
          </table:table-cell>
          <table:table-cell table:number-columns-repeated="4"/>
          <table:table-cell table:formula="of:=AVERAGE([.B38:.S38])" office:value-type="float" office:value="0.778225147222222" calcext:value-type="float">
            <text:p>0.778225</text:p>
          </table:table-cell>
        </table:table-row>
        <table:table-row table:style-name="ro1">
          <table:table-cell office:value-type="string" calcext:value-type="string">
            <text:p>K-PCA-P</text:p>
          </table:table-cell>
          <table:table-cell office:value-type="float" office:value="0.824244" calcext:value-type="float">
            <text:p>0.824244</text:p>
          </table:table-cell>
          <table:table-cell office:value-type="float" office:value="0.74757415" calcext:value-type="float">
            <text:p>0.747574</text:p>
          </table:table-cell>
          <table:table-cell office:value-type="float" office:value="0.70070034" calcext:value-type="float">
            <text:p>0.700700</text:p>
          </table:table-cell>
          <table:table-cell office:value-type="float" office:value="0.8564043" calcext:value-type="float">
            <text:p>0.856404</text:p>
          </table:table-cell>
          <table:table-cell office:value-type="float" office:value="0.69412035" calcext:value-type="float">
            <text:p>0.694120</text:p>
          </table:table-cell>
          <table:table-cell office:value-type="float" office:value="0.8436156" calcext:value-type="float">
            <text:p>0.843616</text:p>
          </table:table-cell>
          <table:table-cell office:value-type="float" office:value="0.7034838" calcext:value-type="float">
            <text:p>0.703484</text:p>
          </table:table-cell>
          <table:table-cell office:value-type="float" office:value="0.86378247" calcext:value-type="float">
            <text:p>0.863782</text:p>
          </table:table-cell>
          <table:table-cell office:value-type="float" office:value="0.71200067" calcext:value-type="float">
            <text:p>0.712001</text:p>
          </table:table-cell>
          <table:table-cell office:value-type="float" office:value="0.8002897" calcext:value-type="float">
            <text:p>0.800290</text:p>
          </table:table-cell>
          <table:table-cell office:value-type="float" office:value="0.5425002" calcext:value-type="float">
            <text:p>0.542500</text:p>
          </table:table-cell>
          <table:table-cell office:value-type="float" office:value="0.7839065" calcext:value-type="float">
            <text:p>0.783907</text:p>
          </table:table-cell>
          <table:table-cell office:value-type="float" office:value="0.85580397" calcext:value-type="float">
            <text:p>0.855804</text:p>
          </table:table-cell>
          <table:table-cell office:value-type="float" office:value="0.9310579" calcext:value-type="float">
            <text:p>0.931058</text:p>
          </table:table-cell>
          <table:table-cell office:value-type="float" office:value="0.65875816" calcext:value-type="float">
            <text:p>0.658758</text:p>
          </table:table-cell>
          <table:table-cell office:value-type="float" office:value="0.71703964" calcext:value-type="float">
            <text:p>0.717040</text:p>
          </table:table-cell>
          <table:table-cell office:value-type="float" office:value="0.78677666" calcext:value-type="float">
            <text:p>0.786777</text:p>
          </table:table-cell>
          <table:table-cell office:value-type="float" office:value="0.7791976" calcext:value-type="float">
            <text:p>0.77919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39:.S39])" office:value-type="float" office:value="0.766736445" calcext:value-type="float">
            <text:p>0.766736</text:p>
          </table:table-cell>
        </table:table-row>
        <table:table-row table:style-name="ro1">
          <table:table-cell office:value-type="string" calcext:value-type="string">
            <text:p>K-PCA-R</text:p>
          </table:table-cell>
          <table:table-cell office:value-type="float" office:value="0.8232854" calcext:value-type="float">
            <text:p>0.823285</text:p>
          </table:table-cell>
          <table:table-cell office:value-type="float" office:value="0.75371003" calcext:value-type="float">
            <text:p>0.753710</text:p>
          </table:table-cell>
          <table:table-cell office:value-type="float" office:value="0.7002299" calcext:value-type="float">
            <text:p>0.700230</text:p>
          </table:table-cell>
          <table:table-cell office:value-type="float" office:value="0.85472316" calcext:value-type="float">
            <text:p>0.854723</text:p>
          </table:table-cell>
          <table:table-cell office:value-type="float" office:value="0.6808537" calcext:value-type="float">
            <text:p>0.680854</text:p>
          </table:table-cell>
          <table:table-cell office:value-type="float" office:value="0.8458797" calcext:value-type="float">
            <text:p>0.845880</text:p>
          </table:table-cell>
          <table:table-cell office:value-type="float" office:value="0.70050985" calcext:value-type="float">
            <text:p>0.700510</text:p>
          </table:table-cell>
          <table:table-cell office:value-type="float" office:value="0.853991" calcext:value-type="float">
            <text:p>0.853991</text:p>
          </table:table-cell>
          <table:table-cell office:value-type="float" office:value="0.71232104" calcext:value-type="float">
            <text:p>0.712321</text:p>
          </table:table-cell>
          <table:table-cell office:value-type="float" office:value="0.7958259" calcext:value-type="float">
            <text:p>0.795826</text:p>
          </table:table-cell>
          <table:table-cell office:value-type="float" office:value="0.541528" calcext:value-type="float">
            <text:p>0.541528</text:p>
          </table:table-cell>
          <table:table-cell office:value-type="float" office:value="0.79343617" calcext:value-type="float">
            <text:p>0.793436</text:p>
          </table:table-cell>
          <table:table-cell office:value-type="float" office:value="0.8544931" calcext:value-type="float">
            <text:p>0.854493</text:p>
          </table:table-cell>
          <table:table-cell office:value-type="float" office:value="0.92770773" calcext:value-type="float">
            <text:p>0.927708</text:p>
          </table:table-cell>
          <table:table-cell office:value-type="float" office:value="0.6595527" calcext:value-type="float">
            <text:p>0.659553</text:p>
          </table:table-cell>
          <table:table-cell office:value-type="float" office:value="0.7200974" calcext:value-type="float">
            <text:p>0.720097</text:p>
          </table:table-cell>
          <table:table-cell office:value-type="float" office:value="0.8212044" calcext:value-type="float">
            <text:p>0.821204</text:p>
          </table:table-cell>
          <table:table-cell office:value-type="float" office:value="0.7823035" calcext:value-type="float">
            <text:p>0.782304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formula="of:=AVERAGE([.B40:.S40])" office:value-type="float" office:value="0.767869593333333" calcext:value-type="float">
            <text:p>0.767870</text:p>
          </table:table-cell>
        </table:table-row>
        <table:table-row table:style-name="ro1">
          <table:table-cell office:value-type="string" calcext:value-type="string">
            <text:p>K-PCA-S</text:p>
          </table:table-cell>
          <table:table-cell office:value-type="float" office:value="0.8263751" calcext:value-type="float">
            <text:p>0.826375</text:p>
          </table:table-cell>
          <table:table-cell office:value-type="float" office:value="0.7471385" calcext:value-type="float">
            <text:p>0.747139</text:p>
          </table:table-cell>
          <table:table-cell office:value-type="float" office:value="0.7009486" calcext:value-type="float">
            <text:p>0.700949</text:p>
          </table:table-cell>
          <table:table-cell office:value-type="float" office:value="0.8547388" calcext:value-type="float">
            <text:p>0.854739</text:p>
          </table:table-cell>
          <table:table-cell office:value-type="float" office:value="0.6691178" calcext:value-type="float">
            <text:p>0.669118</text:p>
          </table:table-cell>
          <table:table-cell office:value-type="float" office:value="0.84394604" calcext:value-type="float">
            <text:p>0.843946</text:p>
          </table:table-cell>
          <table:table-cell office:value-type="float" office:value="0.6976883" calcext:value-type="float">
            <text:p>0.697688</text:p>
          </table:table-cell>
          <table:table-cell office:value-type="float" office:value="0.8638467" calcext:value-type="float">
            <text:p>0.863847</text:p>
          </table:table-cell>
          <table:table-cell office:value-type="float" office:value="0.71241045" calcext:value-type="float">
            <text:p>0.712410</text:p>
          </table:table-cell>
          <table:table-cell office:value-type="float" office:value="0.79762554" calcext:value-type="float">
            <text:p>0.797626</text:p>
          </table:table-cell>
          <table:table-cell office:value-type="float" office:value="0.5424782" calcext:value-type="float">
            <text:p>0.542478</text:p>
          </table:table-cell>
          <table:table-cell office:value-type="float" office:value="0.7946893" calcext:value-type="float">
            <text:p>0.794689</text:p>
          </table:table-cell>
          <table:table-cell office:value-type="float" office:value="0.85666364" calcext:value-type="float">
            <text:p>0.856664</text:p>
          </table:table-cell>
          <table:table-cell office:value-type="float" office:value="0.93239933" calcext:value-type="float">
            <text:p>0.932399</text:p>
          </table:table-cell>
          <table:table-cell office:value-type="float" office:value="0.65895206" calcext:value-type="float">
            <text:p>0.658952</text:p>
          </table:table-cell>
          <table:table-cell office:value-type="float" office:value="0.7172699" calcext:value-type="float">
            <text:p>0.717270</text:p>
          </table:table-cell>
          <table:table-cell office:value-type="float" office:value="0.7882532" calcext:value-type="float">
            <text:p>0.788253</text:p>
          </table:table-cell>
          <table:table-cell office:value-type="float" office:value="0.7714791" calcext:value-type="float">
            <text:p>0.77147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41:.S41])" office:value-type="float" office:value="0.765334475555556" calcext:value-type="float">
            <text:p>0.765334</text:p>
          </table:table-cell>
        </table:table-row>
        <table:table-row table:style-name="ro1">
          <table:table-cell office:value-type="string" calcext:value-type="string">
            <text:p>P-PCA</text:p>
          </table:table-cell>
          <table:table-cell office:value-type="float" office:value="0.822307" calcext:value-type="float">
            <text:p>0.822307</text:p>
          </table:table-cell>
          <table:table-cell office:value-type="float" office:value="0.664814" calcext:value-type="float">
            <text:p>0.664814</text:p>
          </table:table-cell>
          <table:table-cell office:value-type="float" office:value="0.69941837" calcext:value-type="float">
            <text:p>0.699418</text:p>
          </table:table-cell>
          <table:table-cell office:value-type="float" office:value="0.78233063" calcext:value-type="float">
            <text:p>0.782331</text:p>
          </table:table-cell>
          <table:table-cell office:value-type="float" office:value="0.6773684" calcext:value-type="float">
            <text:p>0.677368</text:p>
          </table:table-cell>
          <table:table-cell office:value-type="float" office:value="0.77892184" calcext:value-type="float">
            <text:p>0.778922</text:p>
          </table:table-cell>
          <table:table-cell office:value-type="float" office:value="0.6193024" calcext:value-type="float">
            <text:p>0.619302</text:p>
          </table:table-cell>
          <table:table-cell office:value-type="float" office:value="0.69297487" calcext:value-type="float">
            <text:p>0.692975</text:p>
          </table:table-cell>
          <table:table-cell office:value-type="float" office:value="0.7111705" calcext:value-type="float">
            <text:p>0.711171</text:p>
          </table:table-cell>
          <table:table-cell office:value-type="float" office:value="0.75468016" calcext:value-type="float">
            <text:p>0.754680</text:p>
          </table:table-cell>
          <table:table-cell office:value-type="float" office:value="0.5395918" calcext:value-type="float">
            <text:p>0.539592</text:p>
          </table:table-cell>
          <table:table-cell office:value-type="float" office:value="0.89630497" calcext:value-type="float">
            <text:p>0.896305</text:p>
          </table:table-cell>
          <table:table-cell office:value-type="float" office:value="0.84275067" calcext:value-type="float">
            <text:p>0.842751</text:p>
          </table:table-cell>
          <table:table-cell office:value-type="float" office:value="0.9330343" calcext:value-type="float">
            <text:p>0.933034</text:p>
          </table:table-cell>
          <table:table-cell office:value-type="float" office:value="0.6553638" calcext:value-type="float">
            <text:p>0.655364</text:p>
          </table:table-cell>
          <table:table-cell office:value-type="float" office:value="0.71704274" calcext:value-type="float">
            <text:p>0.717043</text:p>
          </table:table-cell>
          <table:table-cell office:value-type="float" office:value="0.7894538" calcext:value-type="float">
            <text:p>0.789454</text:p>
          </table:table-cell>
          <table:table-cell office:value-type="float" office:value="0.7452907" calcext:value-type="float">
            <text:p>0.74529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formula="of:=AVERAGE([.B42:.S42])" office:value-type="float" office:value="0.740117830555555" calcext:value-type="float">
            <text:p>0.740118</text:p>
          </table:table-cell>
        </table:table-row>
        <table:table-row table:style-name="ro1">
          <table:table-cell office:value-type="string" calcext:value-type="string">
            <text:p>S-PCA</text:p>
          </table:table-cell>
          <table:table-cell office:value-type="float" office:value="0.82388985" calcext:value-type="float">
            <text:p>0.823890</text:p>
          </table:table-cell>
          <table:table-cell office:value-type="float" office:value="0.7528926" calcext:value-type="float">
            <text:p>0.752893</text:p>
          </table:table-cell>
          <table:table-cell office:value-type="float" office:value="0.6989121" calcext:value-type="float">
            <text:p>0.698912</text:p>
          </table:table-cell>
          <table:table-cell office:value-type="float" office:value="0.8569192" calcext:value-type="float">
            <text:p>0.856919</text:p>
          </table:table-cell>
          <table:table-cell office:value-type="float" office:value="0.67768264" calcext:value-type="float">
            <text:p>0.677683</text:p>
          </table:table-cell>
          <table:table-cell office:value-type="float" office:value="0.8448061" calcext:value-type="float">
            <text:p>0.844806</text:p>
          </table:table-cell>
          <table:table-cell office:value-type="float" office:value="0.70018035" calcext:value-type="float">
            <text:p>0.700180</text:p>
          </table:table-cell>
          <table:table-cell office:value-type="float" office:value="0.86492765" calcext:value-type="float">
            <text:p>0.864928</text:p>
          </table:table-cell>
          <table:table-cell office:value-type="float" office:value="0.71038336" calcext:value-type="float">
            <text:p>0.710383</text:p>
          </table:table-cell>
          <table:table-cell office:value-type="float" office:value="0.7982774" calcext:value-type="float">
            <text:p>0.798277</text:p>
          </table:table-cell>
          <table:table-cell office:value-type="float" office:value="0.5405011" calcext:value-type="float">
            <text:p>0.540501</text:p>
          </table:table-cell>
          <table:table-cell office:value-type="float" office:value="0.9768731" calcext:value-type="float">
            <text:p>0.976873</text:p>
          </table:table-cell>
          <table:table-cell office:value-type="float" office:value="0.85595185" calcext:value-type="float">
            <text:p>0.855952</text:p>
          </table:table-cell>
          <table:table-cell office:value-type="float" office:value="0.9319146" calcext:value-type="float">
            <text:p>0.931915</text:p>
          </table:table-cell>
          <table:table-cell office:value-type="float" office:value="0.65908" calcext:value-type="float">
            <text:p>0.659080</text:p>
          </table:table-cell>
          <table:table-cell office:value-type="float" office:value="0.71592784" calcext:value-type="float">
            <text:p>0.715928</text:p>
          </table:table-cell>
          <table:table-cell office:value-type="float" office:value="0.78679335" calcext:value-type="float">
            <text:p>0.786793</text:p>
          </table:table-cell>
          <table:table-cell office:value-type="float" office:value="0.782571" calcext:value-type="float">
            <text:p>0.782571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01" calcext:value-type="float">
            <text:p>1E-08</text:p>
          </table:table-cell>
          <table:table-cell table:formula="of:=AVERAGE([.B43:.S43])" office:value-type="float" office:value="0.776582449444445" calcext:value-type="float">
            <text:p>0.776582</text:p>
          </table:table-cell>
        </table:table-row>
        <table:table-row table:style-name="ro1">
          <table:table-cell office:value-type="string" calcext:value-type="string">
            <text:p>PLSP</text:p>
          </table:table-cell>
          <table:table-cell office:value-type="float" office:value="0.76295054" calcext:value-type="float">
            <text:p>0.762951</text:p>
          </table:table-cell>
          <table:table-cell office:value-type="float" office:value="0.7229822" calcext:value-type="float">
            <text:p>0.722982</text:p>
          </table:table-cell>
          <table:table-cell office:value-type="float" office:value="0" calcext:value-type="float">
            <text:p>0.000000</text:p>
          </table:table-cell>
          <table:table-cell office:value-type="float" office:value="0.80278885" calcext:value-type="float">
            <text:p>0.802789</text:p>
          </table:table-cell>
          <table:table-cell office:value-type="float" office:value="0.65552604" calcext:value-type="float">
            <text:p>0.655526</text:p>
          </table:table-cell>
          <table:table-cell office:value-type="float" office:value="0.8552821" calcext:value-type="float">
            <text:p>0.855282</text:p>
          </table:table-cell>
          <table:table-cell office:value-type="float" office:value="0" calcext:value-type="float">
            <text:p>0.000000</text:p>
          </table:table-cell>
          <table:table-cell office:value-type="float" office:value="0.8758151" calcext:value-type="float">
            <text:p>0.875815</text:p>
          </table:table-cell>
          <table:table-cell office:value-type="float" office:value="0" calcext:value-type="float">
            <text:p>0.000000</text:p>
          </table:table-cell>
          <table:table-cell office:value-type="float" office:value="0.75549173" calcext:value-type="float">
            <text:p>0.755492</text:p>
          </table:table-cell>
          <table:table-cell office:value-type="float" office:value="0.566344" calcext:value-type="float">
            <text:p>0.566344</text:p>
          </table:table-cell>
          <table:table-cell office:value-type="float" office:value="0.78257924" calcext:value-type="float">
            <text:p>0.782579</text:p>
          </table:table-cell>
          <table:table-cell office:value-type="float" office:value="0" calcext:value-type="float">
            <text:p>0.000000</text:p>
          </table:table-cell>
          <table:table-cell office:value-type="float" office:value="0.8857721" calcext:value-type="float">
            <text:p>0.885772</text:p>
          </table:table-cell>
          <table:table-cell office:value-type="float" office:value="0" calcext:value-type="float">
            <text:p>0.000000</text:p>
          </table:table-cell>
          <table:table-cell office:value-type="float" office:value="0.71052426" calcext:value-type="float">
            <text:p>0.710524</text:p>
          </table:table-cell>
          <table:table-cell office:value-type="float" office:value="0" calcext:value-type="float">
            <text:p>0.000000</text:p>
          </table:table-cell>
          <table:table-cell office:value-type="float" office:value="0.49812987" calcext:value-type="float">
            <text:p>0.498130</text:p>
          </table:table-cell>
          <table:table-cell office:value-type="string" calcext:value-type="string">
            <text:p>clu</text:p>
          </table:table-cell>
          <table:table-cell table:number-columns-repeated="3"/>
          <table:table-cell table:formula="of:=AVERAGE([.B44:.S44])" office:value-type="float" office:value="0.493010335" calcext:value-type="float">
            <text:p>0.493010</text:p>
          </table:table-cell>
        </table:table-row>
        <table:table-row table:style-name="ro1">
          <table:table-cell office:value-type="string" calcext:value-type="string">
            <text:p>G-RP</text:p>
          </table:table-cell>
          <table:table-cell office:value-type="float" office:value="0.70932955" calcext:value-type="float">
            <text:p>0.709330</text:p>
          </table:table-cell>
          <table:table-cell office:value-type="float" office:value="0.6531431" calcext:value-type="float">
            <text:p>0.653143</text:p>
          </table:table-cell>
          <table:table-cell office:value-type="float" office:value="0.59509814" calcext:value-type="float">
            <text:p>0.595098</text:p>
          </table:table-cell>
          <table:table-cell office:value-type="float" office:value="0.70248836" calcext:value-type="float">
            <text:p>0.702488</text:p>
          </table:table-cell>
          <table:table-cell office:value-type="float" office:value="0.6812884" calcext:value-type="float">
            <text:p>0.681288</text:p>
          </table:table-cell>
          <table:table-cell office:value-type="float" office:value="0.69829357" calcext:value-type="float">
            <text:p>0.698294</text:p>
          </table:table-cell>
          <table:table-cell office:value-type="float" office:value="0.59389025" calcext:value-type="float">
            <text:p>0.593890</text:p>
          </table:table-cell>
          <table:table-cell office:value-type="float" office:value="0.7817002" calcext:value-type="float">
            <text:p>0.781700</text:p>
          </table:table-cell>
          <table:table-cell office:value-type="float" office:value="0.69845176" calcext:value-type="float">
            <text:p>0.698452</text:p>
          </table:table-cell>
          <table:table-cell office:value-type="float" office:value="0.6962372" calcext:value-type="float">
            <text:p>0.696237</text:p>
          </table:table-cell>
          <table:table-cell office:value-type="float" office:value="0.5798014" calcext:value-type="float">
            <text:p>0.579801</text:p>
          </table:table-cell>
          <table:table-cell office:value-type="float" office:value="0.93816954" calcext:value-type="float">
            <text:p>0.938170</text:p>
          </table:table-cell>
          <table:table-cell office:value-type="float" office:value="0.6940377" calcext:value-type="float">
            <text:p>0.694038</text:p>
          </table:table-cell>
          <table:table-cell office:value-type="float" office:value="0.8930453" calcext:value-type="float">
            <text:p>0.893045</text:p>
          </table:table-cell>
          <table:table-cell office:value-type="float" office:value="0.66215944" calcext:value-type="float">
            <text:p>0.662159</text:p>
          </table:table-cell>
          <table:table-cell office:value-type="float" office:value="0.6915409" calcext:value-type="float">
            <text:p>0.691541</text:p>
          </table:table-cell>
          <table:table-cell office:value-type="float" office:value="0.7388344" calcext:value-type="float">
            <text:p>0.738834</text:p>
          </table:table-cell>
          <table:table-cell office:value-type="float" office:value="0.7164134" calcext:value-type="float">
            <text:p>0.716413</text:p>
          </table:table-cell>
          <table:table-cell table:number-columns-repeated="4"/>
          <table:table-cell table:formula="of:=AVERAGE([.B45:.S45])" office:value-type="float" office:value="0.706884589444444" calcext:value-type="float">
            <text:p>0.706885</text:p>
          </table:table-cell>
        </table:table-row>
        <table:table-row table:style-name="ro1">
          <table:table-cell office:value-type="string" calcext:value-type="string">
            <text:p>S-RP</text:p>
          </table:table-cell>
          <table:table-cell office:value-type="float" office:value="0.7385227" calcext:value-type="float">
            <text:p>0.738523</text:p>
          </table:table-cell>
          <table:table-cell office:value-type="float" office:value="0.65477926" calcext:value-type="float">
            <text:p>0.654779</text:p>
          </table:table-cell>
          <table:table-cell office:value-type="float" office:value="0.5553151" calcext:value-type="float">
            <text:p>0.555315</text:p>
          </table:table-cell>
          <table:table-cell office:value-type="float" office:value="0.68673414" calcext:value-type="float">
            <text:p>0.686734</text:p>
          </table:table-cell>
          <table:table-cell office:value-type="float" office:value="0.67887455" calcext:value-type="float">
            <text:p>0.678875</text:p>
          </table:table-cell>
          <table:table-cell office:value-type="float" office:value="0.64334553" calcext:value-type="float">
            <text:p>0.643346</text:p>
          </table:table-cell>
          <table:table-cell office:value-type="float" office:value="0.5941862" calcext:value-type="float">
            <text:p>0.594186</text:p>
          </table:table-cell>
          <table:table-cell office:value-type="float" office:value="0.7584827" calcext:value-type="float">
            <text:p>0.758483</text:p>
          </table:table-cell>
          <table:table-cell office:value-type="float" office:value="0.6369996" calcext:value-type="float">
            <text:p>0.637000</text:p>
          </table:table-cell>
          <table:table-cell office:value-type="float" office:value="0.70616657" calcext:value-type="float">
            <text:p>0.706167</text:p>
          </table:table-cell>
          <table:table-cell office:value-type="float" office:value="0.5758465" calcext:value-type="float">
            <text:p>0.575847</text:p>
          </table:table-cell>
          <table:table-cell office:value-type="float" office:value="0.9371943" calcext:value-type="float">
            <text:p>0.937194</text:p>
          </table:table-cell>
          <table:table-cell office:value-type="float" office:value="0.6912883" calcext:value-type="float">
            <text:p>0.691288</text:p>
          </table:table-cell>
          <table:table-cell office:value-type="float" office:value="0.82249856" calcext:value-type="float">
            <text:p>0.822499</text:p>
          </table:table-cell>
          <table:table-cell office:value-type="float" office:value="0.5734041" calcext:value-type="float">
            <text:p>0.573404</text:p>
          </table:table-cell>
          <table:table-cell office:value-type="float" office:value="0.6209251" calcext:value-type="float">
            <text:p>0.620925</text:p>
          </table:table-cell>
          <table:table-cell office:value-type="float" office:value="0.72099566" calcext:value-type="float">
            <text:p>0.720996</text:p>
          </table:table-cell>
          <table:table-cell office:value-type="float" office:value="0.71872956" calcext:value-type="float">
            <text:p>0.718730</text:p>
          </table:table-cell>
          <table:table-cell table:number-columns-repeated="4"/>
          <table:table-cell table:formula="of:=AVERAGE([.B46:.S46])" office:value-type="float" office:value="0.684127135" calcext:value-type="float">
            <text:p>0.684127</text:p>
          </table:table-cell>
        </table:table-row>
        <table:table-row table:style-name="ro1">
          <table:table-cell office:value-type="string" calcext:value-type="string">
            <text:p>R-SAM</text:p>
          </table:table-cell>
          <table:table-cell office:value-type="float" office:value="0.7880426" calcext:value-type="float">
            <text:p>0.788043</text:p>
          </table:table-cell>
          <table:table-cell office:value-type="float" office:value="0.7403468" calcext:value-type="float">
            <text:p>0.740347</text:p>
          </table:table-cell>
          <table:table-cell office:value-type="float" office:value="0.6095917" calcext:value-type="float">
            <text:p>0.609592</text:p>
          </table:table-cell>
          <table:table-cell office:value-type="float" office:value="0.82665205" calcext:value-type="float">
            <text:p>0.826652</text:p>
          </table:table-cell>
          <table:table-cell office:value-type="float" office:value="0.6807558" calcext:value-type="float">
            <text:p>0.680756</text:p>
          </table:table-cell>
          <table:table-cell office:value-type="float" office:value="0.8362151" calcext:value-type="float">
            <text:p>0.836215</text:p>
          </table:table-cell>
          <table:table-cell office:value-type="float" office:value="0.6857131" calcext:value-type="float">
            <text:p>0.685713</text:p>
          </table:table-cell>
          <table:table-cell office:value-type="float" office:value="0.8840353" calcext:value-type="float">
            <text:p>0.884035</text:p>
          </table:table-cell>
          <table:table-cell office:value-type="float" office:value="0" calcext:value-type="float">
            <text:p>0.000000</text:p>
          </table:table-cell>
          <table:table-cell office:value-type="float" office:value="0.7502146" calcext:value-type="float">
            <text:p>0.750215</text:p>
          </table:table-cell>
          <table:table-cell office:value-type="float" office:value="0.5171086" calcext:value-type="float">
            <text:p>0.517109</text:p>
          </table:table-cell>
          <table:table-cell office:value-type="float" office:value="0" calcext:value-type="float">
            <text:p>0.000000</text:p>
          </table:table-cell>
          <table:table-cell office:value-type="float" office:value="0.8039745" calcext:value-type="float">
            <text:p>0.803975</text:p>
          </table:table-cell>
          <table:table-cell office:value-type="float" office:value="0.8924244" calcext:value-type="float">
            <text:p>0.892424</text:p>
          </table:table-cell>
          <table:table-cell office:value-type="float" office:value="0" calcext:value-type="float">
            <text:p>0.000000</text:p>
          </table:table-cell>
          <table:table-cell office:value-type="float" office:value="0.57297575" calcext:value-type="float">
            <text:p>0.572976</text:p>
          </table:table-cell>
          <table:table-cell office:value-type="float" office:value="0.79671377" calcext:value-type="float">
            <text:p>0.796714</text:p>
          </table:table-cell>
          <table:table-cell office:value-type="float" office:value="0.7706263" calcext:value-type="float">
            <text:p>0.770626</text:p>
          </table:table-cell>
          <table:table-cell table:number-columns-repeated="4"/>
          <table:table-cell table:formula="of:=AVERAGE([.B47:.S47])" office:value-type="float" office:value="0.619743909444444" calcext:value-type="float">
            <text:p>0.619744</text:p>
          </table:table-cell>
        </table:table-row>
        <table:table-row table:style-name="ro1">
          <table:table-cell office:value-type="string" calcext:value-type="string">
            <text:p>T-SNE</text:p>
          </table:table-cell>
          <table:table-cell office:value-type="float" office:value="0.8563853" calcext:value-type="float">
            <text:p>0.856385</text:p>
          </table:table-cell>
          <table:table-cell office:value-type="float" office:value="0.7583892" calcext:value-type="float">
            <text:p>0.758389</text:p>
          </table:table-cell>
          <table:table-cell office:value-type="float" office:value="0.79215133" calcext:value-type="float">
            <text:p>0.792151</text:p>
          </table:table-cell>
          <table:table-cell office:value-type="float" office:value="0.9011692" calcext:value-type="float">
            <text:p>0.901169</text:p>
          </table:table-cell>
          <table:table-cell office:value-type="float" office:value="0.65798444" calcext:value-type="float">
            <text:p>0.657984</text:p>
          </table:table-cell>
          <table:table-cell office:value-type="float" office:value="0.8829528" calcext:value-type="float">
            <text:p>0.882953</text:p>
          </table:table-cell>
          <table:table-cell office:value-type="float" office:value="0.7925151" calcext:value-type="float">
            <text:p>0.792515</text:p>
          </table:table-cell>
          <table:table-cell office:value-type="float" office:value="0.90140486" calcext:value-type="float">
            <text:p>0.901405</text:p>
          </table:table-cell>
          <table:table-cell office:value-type="float" office:value="0.79938936" calcext:value-type="float">
            <text:p>0.799389</text:p>
          </table:table-cell>
          <table:table-cell office:value-type="float" office:value="0.8620301" calcext:value-type="float">
            <text:p>0.862030</text:p>
          </table:table-cell>
          <table:table-cell office:value-type="float" office:value="0.66718596" calcext:value-type="float">
            <text:p>0.667186</text:p>
          </table:table-cell>
          <table:table-cell office:value-type="float" office:value="0.713487" calcext:value-type="float">
            <text:p>0.713487</text:p>
          </table:table-cell>
          <table:table-cell office:value-type="float" office:value="0.8787483" calcext:value-type="float">
            <text:p>0.878748</text:p>
          </table:table-cell>
          <table:table-cell office:value-type="float" office:value="0.88022983" calcext:value-type="float">
            <text:p>0.880230</text:p>
          </table:table-cell>
          <table:table-cell office:value-type="float" office:value="0.77337635" calcext:value-type="float">
            <text:p>0.773376</text:p>
          </table:table-cell>
          <table:table-cell office:value-type="float" office:value="0.7347735" calcext:value-type="float">
            <text:p>0.734774</text:p>
          </table:table-cell>
          <table:table-cell office:value-type="float" office:value="0.7958243" calcext:value-type="float">
            <text:p>0.795824</text:p>
          </table:table-cell>
          <table:table-cell office:value-type="float" office:value="0.7720118" calcext:value-type="float">
            <text:p>0.77201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AVERAGE([.B48:.S48])" office:value-type="float" office:value="0.801111596111111" calcext:value-type="float">
            <text:p>0.801112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office:value-type="float" office:value="0.7326999" calcext:value-type="float">
            <text:p>0.732700</text:p>
          </table:table-cell>
          <table:table-cell office:value-type="float" office:value="0.73798513" calcext:value-type="float">
            <text:p>0.737985</text:p>
          </table:table-cell>
          <table:table-cell office:value-type="float" office:value="0.6040249" calcext:value-type="float">
            <text:p>0.604025</text:p>
          </table:table-cell>
          <table:table-cell office:value-type="float" office:value="0.7434277" calcext:value-type="float">
            <text:p>0.743428</text:p>
          </table:table-cell>
          <table:table-cell office:value-type="float" office:value="0.7343188" calcext:value-type="float">
            <text:p>0.734319</text:p>
          </table:table-cell>
          <table:table-cell office:value-type="float" office:value="0.8088605" calcext:value-type="float">
            <text:p>0.808861</text:p>
          </table:table-cell>
          <table:table-cell office:value-type="float" office:value="0.6454242" calcext:value-type="float">
            <text:p>0.645424</text:p>
          </table:table-cell>
          <table:table-cell office:value-type="float" office:value="0.8613828" calcext:value-type="float">
            <text:p>0.861383</text:p>
          </table:table-cell>
          <table:table-cell office:value-type="float" office:value="0.6130235" calcext:value-type="float">
            <text:p>0.613024</text:p>
          </table:table-cell>
          <table:table-cell office:value-type="float" office:value="0.7107011" calcext:value-type="float">
            <text:p>0.710701</text:p>
          </table:table-cell>
          <table:table-cell office:value-type="float" office:value="0.60714394" calcext:value-type="float">
            <text:p>0.607144</text:p>
          </table:table-cell>
          <table:table-cell office:value-type="float" office:value="0.7941181" calcext:value-type="float">
            <text:p>0.794118</text:p>
          </table:table-cell>
          <table:table-cell office:value-type="float" office:value="0.77406275" calcext:value-type="float">
            <text:p>0.774063</text:p>
          </table:table-cell>
          <table:table-cell office:value-type="float" office:value="0.9041625" calcext:value-type="float">
            <text:p>0.904163</text:p>
          </table:table-cell>
          <table:table-cell office:value-type="float" office:value="0.59670436" calcext:value-type="float">
            <text:p>0.596704</text:p>
          </table:table-cell>
          <table:table-cell office:value-type="float" office:value="0.7124955" calcext:value-type="float">
            <text:p>0.712496</text:p>
          </table:table-cell>
          <table:table-cell office:value-type="float" office:value="0.79661906" calcext:value-type="float">
            <text:p>0.796619</text:p>
          </table:table-cell>
          <table:table-cell office:value-type="float" office:value="0.77839345" calcext:value-type="float">
            <text:p>0.77839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B49:.S49])" office:value-type="float" office:value="0.730863788333333" calcext:value-type="float">
            <text:p>0.730864</text:p>
          </table:table-cell>
        </table:table-row>
        <table:table-row table:style-name="ro1">
          <table:table-cell office:value-type="string" calcext:value-type="string">
            <text:p>T-SVD</text:p>
          </table:table-cell>
          <table:table-cell office:value-type="float" office:value="0.80650276" calcext:value-type="float">
            <text:p>0.806503</text:p>
          </table:table-cell>
          <table:table-cell office:value-type="float" office:value="0.7474876" calcext:value-type="float">
            <text:p>0.747488</text:p>
          </table:table-cell>
          <table:table-cell office:value-type="float" office:value="0.6694742" calcext:value-type="float">
            <text:p>0.669474</text:p>
          </table:table-cell>
          <table:table-cell office:value-type="float" office:value="0.85627365" calcext:value-type="float">
            <text:p>0.856274</text:p>
          </table:table-cell>
          <table:table-cell office:value-type="float" office:value="0.68621975" calcext:value-type="float">
            <text:p>0.686220</text:p>
          </table:table-cell>
          <table:table-cell office:value-type="float" office:value="0.8395908" calcext:value-type="float">
            <text:p>0.839591</text:p>
          </table:table-cell>
          <table:table-cell office:value-type="float" office:value="0.7007583" calcext:value-type="float">
            <text:p>0.700758</text:p>
          </table:table-cell>
          <table:table-cell office:value-type="float" office:value="0.83907425" calcext:value-type="float">
            <text:p>0.839074</text:p>
          </table:table-cell>
          <table:table-cell office:value-type="float" office:value="0.69673705" calcext:value-type="float">
            <text:p>0.696737</text:p>
          </table:table-cell>
          <table:table-cell office:value-type="float" office:value="0.7843643" calcext:value-type="float">
            <text:p>0.784364</text:p>
          </table:table-cell>
          <table:table-cell office:value-type="float" office:value="0.5730412" calcext:value-type="float">
            <text:p>0.573041</text:p>
          </table:table-cell>
          <table:table-cell office:value-type="float" office:value="0.980792" calcext:value-type="float">
            <text:p>0.980792</text:p>
          </table:table-cell>
          <table:table-cell office:value-type="float" office:value="0.8211248" calcext:value-type="float">
            <text:p>0.821125</text:p>
          </table:table-cell>
          <table:table-cell office:value-type="float" office:value="0.902365" calcext:value-type="float">
            <text:p>0.902365</text:p>
          </table:table-cell>
          <table:table-cell office:value-type="float" office:value="0.6436786" calcext:value-type="float">
            <text:p>0.643679</text:p>
          </table:table-cell>
          <table:table-cell office:value-type="float" office:value="0.6755859" calcext:value-type="float">
            <text:p>0.675586</text:p>
          </table:table-cell>
          <table:table-cell office:value-type="float" office:value="0.7734504" calcext:value-type="float">
            <text:p>0.773450</text:p>
          </table:table-cell>
          <table:table-cell office:value-type="float" office:value="0.78164804" calcext:value-type="float">
            <text:p>0.78164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0:.S50])" office:value-type="float" office:value="0.765453811111111" calcext:value-type="float">
            <text:p>0.76545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0.82621086" calcext:value-type="float">
            <text:p>0.826211</text:p>
          </table:table-cell>
          <table:table-cell office:value-type="float" office:value="0.7547139" calcext:value-type="float">
            <text:p>0.754714</text:p>
          </table:table-cell>
          <table:table-cell office:value-type="float" office:value="0.7873669" calcext:value-type="float">
            <text:p>0.787367</text:p>
          </table:table-cell>
          <table:table-cell office:value-type="float" office:value="0.8508855" calcext:value-type="float">
            <text:p>0.850886</text:p>
          </table:table-cell>
          <table:table-cell office:value-type="float" office:value="0.7062834" calcext:value-type="float">
            <text:p>0.706283</text:p>
          </table:table-cell>
          <table:table-cell office:value-type="float" office:value="0.84230536" calcext:value-type="float">
            <text:p>0.842305</text:p>
          </table:table-cell>
          <table:table-cell office:value-type="float" office:value="0.7606126" calcext:value-type="float">
            <text:p>0.760613</text:p>
          </table:table-cell>
          <table:table-cell office:value-type="float" office:value="0.890361" calcext:value-type="float">
            <text:p>0.890361</text:p>
          </table:table-cell>
          <table:table-cell office:value-type="float" office:value="0.7756515" calcext:value-type="float">
            <text:p>0.775652</text:p>
          </table:table-cell>
          <table:table-cell office:value-type="float" office:value="0.83148026" calcext:value-type="float">
            <text:p>0.831480</text:p>
          </table:table-cell>
          <table:table-cell office:value-type="float" office:value="0.6600333" calcext:value-type="float">
            <text:p>0.660033</text:p>
          </table:table-cell>
          <table:table-cell office:value-type="float" office:value="0.76647216" calcext:value-type="float">
            <text:p>0.766472</text:p>
          </table:table-cell>
          <table:table-cell office:value-type="float" office:value="0.85526454" calcext:value-type="float">
            <text:p>0.855265</text:p>
          </table:table-cell>
          <table:table-cell office:value-type="float" office:value="0.83203256" calcext:value-type="float">
            <text:p>0.832033</text:p>
          </table:table-cell>
          <table:table-cell office:value-type="float" office:value="0.77978116" calcext:value-type="float">
            <text:p>0.779781</text:p>
          </table:table-cell>
          <table:table-cell office:value-type="float" office:value="0.70380133" calcext:value-type="float">
            <text:p>0.703801</text:p>
          </table:table-cell>
          <table:table-cell office:value-type="float" office:value="0.7862681" calcext:value-type="float">
            <text:p>0.786268</text:p>
          </table:table-cell>
          <table:table-cell office:value-type="float" office:value="0.7782999" calcext:value-type="float">
            <text:p>0.778300</text:p>
          </table:table-cell>
          <table:table-cell office:value-type="string" calcext:value-type="string">
            <text:p>ra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VERAGE([.B51:.S51])" office:value-type="float" office:value="0.788212462777778" calcext:value-type="float">
            <text:p>0.788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0:25:08.35218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1T10:28:06.311614207</dc:date>
    <meta:editing-duration>PT9M13S</meta:editing-duration>
    <meta:editing-cycles>2</meta:editing-cycles>
    <meta:document-statistic meta:table-count="1" meta:cell-count="1097" meta:object-count="0"/>
  </office:meta>
</office:document-meta>
</file>